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72" style:family="table-column">
      <style:table-column-properties fo:break-before="auto" style:column-width="0.702in"/>
    </style:style>
    <style:style style:name="co73" style:family="table-column">
      <style:table-column-properties fo:break-before="auto" style:column-width="0.678in"/>
    </style:style>
    <style:style style:name="co74" style:family="table-column">
      <style:table-column-properties fo:break-before="auto" style:column-width="2.1071in"/>
    </style:style>
    <style:style style:name="co75" style:family="table-column">
      <style:table-column-properties fo:break-before="auto" style:column-width="1.2437in"/>
    </style:style>
    <style:style style:name="co76" style:family="table-column">
      <style:table-column-properties fo:break-before="auto" style:column-width="5.5075in"/>
    </style:style>
    <style:style style:name="co4" style:family="table-column">
      <style:table-column-properties fo:break-before="auto" style:column-width="0.8925in"/>
    </style:style>
    <style:style style:name="co12" style:family="table-column">
      <style:table-column-properties fo:break-before="auto" style:column-width="0.6799in"/>
    </style:style>
    <style:style style:name="co68" style:family="table-column">
      <style:table-column-properties fo:break-before="auto" style:column-width="0.8083in"/>
    </style:style>
    <style:style style:name="co77" style:family="table-column">
      <style:table-column-properties fo:break-before="auto" style:column-width="1.6902in"/>
    </style:style>
    <style:style style:name="co78" style:family="table-column">
      <style:table-column-properties fo:break-before="auto" style:column-width="6.7728in"/>
    </style:style>
    <style:style style:name="co79" style:family="table-column">
      <style:table-column-properties fo:break-before="auto" style:column-width="1.9138in"/>
    </style:style>
    <style:style style:name="co80" style:family="table-column">
      <style:table-column-properties fo:break-before="auto" style:column-width="0.6165in"/>
    </style:style>
    <style:style style:name="co81" style:family="table-column">
      <style:table-column-properties fo:break-before="auto" style:column-width="0.6772in"/>
    </style:style>
    <style:style style:name="co82" style:family="table-column">
      <style:table-column-properties fo:break-before="auto" style:column-width="1.5098in"/>
    </style:style>
    <style:style style:name="co83" style:family="table-column">
      <style:table-column-properties fo:break-before="auto" style:column-width="6.2201in"/>
    </style:style>
    <style:style style:name="co84" style:family="table-column">
      <style:table-column-properties fo:break-before="auto" style:column-width="1.3181in"/>
    </style:style>
    <style:style style:name="co67" style:family="table-column">
      <style:table-column-properties fo:break-before="auto" style:column-width="0.6272in"/>
    </style:style>
    <style:style style:name="co85" style:family="table-column">
      <style:table-column-properties fo:break-before="auto" style:column-width="0.5417in"/>
    </style:style>
    <style:style style:name="co24" style:family="table-column">
      <style:table-column-properties fo:break-before="auto" style:column-width="1.6055in"/>
    </style:style>
    <style:style style:name="co25" style:family="table-column">
      <style:table-column-properties fo:break-before="auto" style:column-width="6.3902in"/>
    </style:style>
    <style:style style:name="co86" style:family="table-column">
      <style:table-column-properties fo:break-before="auto" style:column-width="1.4138in"/>
    </style:style>
    <style:style style:name="co66" style:family="table-column">
      <style:table-column-properties fo:break-before="auto" style:column-width="0.6591in"/>
    </style:style>
    <style:style style:name="co87" style:family="table-column">
      <style:table-column-properties fo:break-before="auto" style:column-width="0.8736in"/>
    </style:style>
    <style:style style:name="co88" style:family="table-column">
      <style:table-column-properties fo:break-before="auto" style:column-width="1.3925in"/>
    </style:style>
    <style:style style:name="co89" style:family="table-column">
      <style:table-column-properties fo:break-before="auto" style:column-width="0.9571in"/>
    </style:style>
    <style:style style:name="co90" style:family="table-column">
      <style:table-column-properties fo:break-before="auto" style:column-width="6.4327in"/>
    </style:style>
    <style:style style:name="co91" style:family="table-column">
      <style:table-column-properties fo:break-before="auto" style:column-width="1.5736in"/>
    </style:style>
    <style:style style:name="co33" style:family="table-column">
      <style:table-column-properties fo:break-before="auto" style:column-width="0.6374in"/>
    </style:style>
    <style:style style:name="co92" style:family="table-column">
      <style:table-column-properties fo:break-before="auto" style:column-width="1.6366in"/>
    </style:style>
    <style:style style:name="co93" style:family="table-column">
      <style:table-column-properties fo:break-before="auto" style:column-width="6.5811in"/>
    </style:style>
    <style:style style:name="co94" style:family="table-column">
      <style:table-column-properties fo:break-before="auto" style:column-width="1.5839in"/>
    </style:style>
    <style:style style:name="co95" style:family="table-column">
      <style:table-column-properties fo:break-before="auto" style:column-width="0.7016in"/>
    </style:style>
    <style:style style:name="co96" style:family="table-column">
      <style:table-column-properties fo:break-before="auto" style:column-width="0.8189in"/>
    </style:style>
    <style:style style:name="co97" style:family="table-column">
      <style:table-column-properties fo:break-before="auto" style:column-width="6.7937in"/>
    </style:style>
    <style:style style:name="co98" style:family="table-column">
      <style:table-column-properties fo:break-before="auto" style:column-width="1.5945in"/>
    </style:style>
    <style:style style:name="co43" style:family="table-column">
      <style:table-column-properties fo:break-before="auto" style:column-width="0.7756in"/>
    </style:style>
    <style:style style:name="co44" style:family="table-column">
      <style:table-column-properties fo:break-before="auto" style:column-width="1.4984in"/>
    </style:style>
    <style:style style:name="co45" style:family="table-column">
      <style:table-column-properties fo:break-before="auto" style:column-width="1.1693in"/>
    </style:style>
    <style:style style:name="co46" style:family="table-column">
      <style:table-column-properties fo:break-before="auto" style:column-width="6.8256in"/>
    </style:style>
    <style:style style:name="co42" style:family="table-column">
      <style:table-column-properties fo:break-before="auto" style:column-width="1.8071in"/>
    </style:style>
    <style:style style:name="co47" style:family="table-column">
      <style:table-column-properties fo:break-before="auto" style:column-width="0.7189in"/>
    </style:style>
    <style:style style:name="co48" style:family="table-column">
      <style:table-column-properties fo:break-before="auto" style:column-width="0.8126in"/>
    </style:style>
    <style:style style:name="co49" style:family="table-column">
      <style:table-column-properties fo:break-before="auto" style:column-width="1.6917in"/>
    </style:style>
    <style:style style:name="co50" style:family="table-column">
      <style:table-column-properties fo:break-before="auto" style:column-width="0.9854in"/>
    </style:style>
    <style:style style:name="co51" style:family="table-column">
      <style:table-column-properties fo:break-before="auto" style:column-width="4.7161in"/>
    </style:style>
    <style:style style:name="co52" style:family="table-column">
      <style:table-column-properties fo:break-before="auto" style:column-width="1.9846in"/>
    </style:style>
    <style:style style:name="co53" style:family="table-column">
      <style:table-column-properties fo:break-before="auto" style:column-width="0.6925in"/>
    </style:style>
    <style:style style:name="co54" style:family="table-column">
      <style:table-column-properties fo:break-before="auto" style:column-width="0.9055in"/>
    </style:style>
    <style:style style:name="co55" style:family="table-column">
      <style:table-column-properties fo:break-before="auto" style:column-width="1.9311in"/>
    </style:style>
    <style:style style:name="co56" style:family="table-column">
      <style:table-column-properties fo:break-before="auto" style:column-width="5.0091in"/>
    </style:style>
    <style:style style:name="co57" style:family="table-column">
      <style:table-column-properties fo:break-before="auto" style:column-width="1.7717in"/>
    </style:style>
    <style:style style:name="co58" style:family="table-column">
      <style:table-column-properties fo:break-before="auto" style:column-width="1.7846in"/>
    </style:style>
    <style:style style:name="co59" style:family="table-column">
      <style:table-column-properties fo:break-before="auto" style:column-width="4.8626in"/>
    </style:style>
    <style:style style:name="co60" style:family="table-column">
      <style:table-column-properties fo:break-before="auto" style:column-width="2.0909in"/>
    </style:style>
    <style:style style:name="co61" style:family="table-column">
      <style:table-column-properties fo:break-before="auto" style:column-width="0.6661in"/>
    </style:style>
    <style:style style:name="co62" style:family="table-column">
      <style:table-column-properties fo:break-before="auto" style:column-width="5.3417in"/>
    </style:style>
    <style:style style:name="co63" style:family="table-column">
      <style:table-column-properties fo:break-before="auto" style:column-width="2.1445in"/>
    </style:style>
    <style:style style:name="co1" style:family="table-column">
      <style:table-column-properties fo:break-before="auto" style:column-width="0.7055in"/>
    </style:style>
    <style:style style:name="co64" style:family="table-column">
      <style:table-column-properties fo:break-before="auto" style:column-width="1.5583in"/>
    </style:style>
    <style:style style:name="co65" style:family="table-column">
      <style:table-column-properties fo:break-before="auto" style:column-width="5.2091in"/>
    </style:style>
    <style:style style:name="co3" style:family="table-column">
      <style:table-column-properties fo:break-before="auto" style:column-width="2.078in"/>
    </style:style>
    <style:style style:name="co99" style:family="table-column">
      <style:table-column-properties fo:break-before="auto" style:column-width="0.972in"/>
    </style:style>
    <style:style style:name="co100" style:family="table-column">
      <style:table-column-properties fo:break-before="auto" style:column-width="6.0083in"/>
    </style:style>
    <style:style style:name="co101" style:family="table-column">
      <style:table-column-properties fo:break-before="auto" style:column-width="3.2638in"/>
    </style:style>
    <style:style style:name="co102" style:family="table-column">
      <style:table-column-properties fo:break-before="auto" style:column-width="0.648in"/>
    </style:style>
    <style:style style:name="co103" style:family="table-column">
      <style:table-column-properties fo:break-before="auto" style:column-width="0.7425in"/>
    </style:style>
    <style:style style:name="co104" style:family="table-column">
      <style:table-column-properties fo:break-before="auto" style:column-width="1.5201in"/>
    </style:style>
    <style:style style:name="ro13" style:family="table-row">
      <style:table-row-properties style:row-height="0.1791in" fo:break-before="auto" style:use-optimal-row-height="true"/>
    </style:style>
    <style:style style:name="ro32" style:family="table-row">
      <style:table-row-properties style:row-height="0.9535in" fo:break-before="auto" style:use-optimal-row-height="true"/>
    </style:style>
    <style:style style:name="ro33" style:family="table-row">
      <style:table-row-properties style:row-height="2.3528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6425in" fo:break-before="auto" style:use-optimal-row-height="true"/>
    </style:style>
    <style:style style:name="ro34" style:family="table-row">
      <style:table-row-properties style:row-height="1.2535in" fo:break-before="auto" style:use-optimal-row-height="true"/>
    </style:style>
    <style:style style:name="ro35" style:family="table-row">
      <style:table-row-properties style:row-height="1.5752in" fo:break-before="auto" style:use-optimal-row-height="true"/>
    </style:style>
    <style:style style:name="ro23" style:family="table-row">
      <style:table-row-properties style:row-height="0.798in" fo:break-before="auto" style:use-optimal-row-height="true"/>
    </style:style>
    <style:style style:name="ro20" style:family="table-row">
      <style:table-row-properties style:row-height="0.9535in" fo:break-before="auto" style:use-optimal-row-height="true"/>
    </style:style>
    <style:style style:name="ro21" style:family="table-row">
      <style:table-row-properties style:row-height="2.9744in" fo:break-before="auto" style:use-optimal-row-height="true"/>
    </style:style>
    <style:style style:name="ro26" style:family="table-row">
      <style:table-row-properties style:row-height="2.5075in" fo:break-before="auto" style:use-optimal-row-height="true"/>
    </style:style>
    <style:style style:name="ro14" style:family="table-row">
      <style:table-row-properties style:row-height="0.3311in" fo:break-before="auto" style:use-optimal-row-height="true"/>
    </style:style>
    <style:style style:name="ro31" style:family="table-row">
      <style:table-row-properties style:row-height="1.1091in" fo:break-before="auto" style:use-optimal-row-height="true"/>
    </style:style>
    <style:style style:name="ro24" style:family="table-row">
      <style:table-row-properties style:row-height="1.2638in" fo:break-before="auto" style:use-optimal-row-height="true"/>
    </style:style>
    <style:style style:name="ro22" style:family="table-row">
      <style:table-row-properties style:row-height="1.5752in" fo:break-before="auto" style:use-optimal-row-height="true"/>
    </style:style>
    <style:style style:name="ro38" style:family="table-row">
      <style:table-row-properties style:row-height="1.3972in" fo:break-before="auto" style:use-optimal-row-height="true"/>
    </style:style>
    <style:style style:name="ro18" style:family="table-row">
      <style:table-row-properties style:row-height="0.4866in" fo:break-before="auto" style:use-optimal-row-height="true"/>
    </style:style>
    <style:style style:name="ro39" style:family="table-row">
      <style:table-row-properties style:row-height="1.8516in" fo:break-before="auto" style:use-optimal-row-height="true"/>
    </style:style>
    <style:style style:name="ro1" style:family="table-row">
      <style:table-row-properties style:row-height="0.178in" fo:break-before="auto" style:use-optimal-row-height="true"/>
    </style:style>
    <style:style style:name="ro40" style:family="table-row">
      <style:table-row-properties style:row-height="2.6634in" fo:break-before="auto" style:use-optimal-row-height="true"/>
    </style:style>
    <style:style style:name="ro41" style:family="table-row">
      <style:table-row-properties style:row-height="1.7307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2.2382in" fo:break-before="auto" style:use-optimal-row-height="true"/>
    </style:style>
    <style:style style:name="ro47" style:family="table-row">
      <style:table-row-properties style:row-height="0.6425in" fo:break-before="auto" style:use-optimal-row-height="true"/>
    </style:style>
    <style:style style:name="ro48" style:family="table-row">
      <style:table-row-properties style:row-height="0.9535in" fo:break-before="auto" style:use-optimal-row-height="true"/>
    </style:style>
    <style:style style:name="ro49" style:family="table-row">
      <style:table-row-properties style:row-height="1.1091in" fo:break-before="auto" style:use-optimal-row-height="true"/>
    </style:style>
    <style:style style:name="ro50" style:family="table-row">
      <style:table-row-properties style:row-height="2.1972in" fo:break-before="auto" style:use-optimal-row-height="true"/>
    </style:style>
    <style:style style:name="ro51" style:family="table-row">
      <style:table-row-properties style:row-height="1.772in" fo:break-before="auto" style:use-optimal-row-height="true"/>
    </style:style>
    <style:style style:name="ro52" style:family="table-row">
      <style:table-row-properties style:row-height="1.2638in" fo:break-before="auto" style:use-optimal-row-height="true"/>
    </style:style>
    <style:style style:name="ro53" style:family="table-row">
      <style:table-row-properties style:row-height="2.2181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798in" fo:break-before="auto" style:use-optimal-row-height="true"/>
    </style:style>
    <style:style style:name="ro56" style:family="table-row">
      <style:table-row-properties style:row-height="2.3626in" fo:break-before="auto" style:use-optimal-row-height="true"/>
    </style:style>
    <style:style style:name="ro29" style:family="table-row">
      <style:table-row-properties style:row-height="2.0417in" fo:break-before="auto" style:use-optimal-row-height="true"/>
    </style:style>
    <style:style style:name="ro57" style:family="table-row">
      <style:table-row-properties style:row-height="2.311in" fo:break-before="auto" style:use-optimal-row-height="true"/>
    </style:style>
    <style:style style:name="ro58" style:family="table-row">
      <style:table-row-properties style:row-height="1.2846in" fo:break-before="auto" style:use-optimal-row-height="true"/>
    </style:style>
    <style:style style:name="ro59" style:family="table-row">
      <style:table-row-properties style:row-height="0.4866in" fo:break-before="auto" style:use-optimal-row-height="true"/>
    </style:style>
    <style:style style:name="ro60" style:family="table-row">
      <style:table-row-properties style:row-height="2.0417in" fo:break-before="auto" style:use-optimal-row-height="true"/>
    </style:style>
    <style:style style:name="ro61" style:family="table-row">
      <style:table-row-properties style:row-height="0.9736in" fo:break-before="auto" style:use-optimal-row-height="true"/>
    </style:style>
    <style:style style:name="ro62" style:family="table-row">
      <style:table-row-properties style:row-height="2.7047in" fo:break-before="auto" style:use-optimal-row-height="true"/>
    </style:style>
    <style:style style:name="ro66" style:family="table-row">
      <style:table-row-properties style:row-height="1.8862in" fo:break-before="auto" style:use-optimal-row-height="true"/>
    </style:style>
    <style:style style:name="ro67" style:family="table-row">
      <style:table-row-properties style:row-height="1.928in" fo:break-before="auto" style:use-optimal-row-height="true"/>
    </style:style>
    <style:style style:name="ro70" style:family="table-row">
      <style:table-row-properties style:row-height="5.9283in" fo:break-before="auto" style:use-optimal-row-height="true"/>
    </style:style>
    <style:style style:name="ro71" style:family="table-row">
      <style:table-row-properties style:row-height="7.9492in" fo:break-before="auto" style:use-optimal-row-height="true"/>
    </style:style>
    <style:style style:name="ro72" style:family="table-row">
      <style:table-row-properties style:row-height="2.8189in" fo:break-before="auto" style:use-optimal-row-height="true"/>
    </style:style>
    <style:style style:name="ro73" style:family="table-row">
      <style:table-row-properties style:row-height="1.2638in" fo:break-before="auto" style:use-optimal-row-height="true"/>
    </style:style>
    <style:style style:name="ro74" style:family="table-row">
      <style:table-row-properties style:row-height="2.9744in" fo:break-before="auto" style:use-optimal-row-height="true"/>
    </style:style>
    <style:style style:name="ro2" style:family="table-row">
      <style:table-row-properties style:row-height="0.3311in" fo:break-before="auto" style:use-optimal-row-height="true"/>
    </style:style>
    <style:style style:name="ro76" style:family="table-row">
      <style:table-row-properties style:row-height="2.0835in" fo:break-before="auto" style:use-optimal-row-height="true"/>
    </style:style>
    <style:style style:name="ro77" style:family="table-row">
      <style:table-row-properties style:row-height="1.4193in" fo:break-before="auto" style:use-optimal-row-height="true"/>
    </style:style>
    <style:style style:name="ro78" style:family="table-row">
      <style:table-row-properties style:row-height="3.1299in" fo:break-before="auto" style:use-optimal-row-height="true"/>
    </style:style>
    <style:style style:name="ro79" style:family="table-row">
      <style:table-row-properties style:row-height="3.440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data-style-name="N100">
      <style:table-cell-properties fo:wrap-option="wrap"/>
      <style:text-properties style:text-position=""/>
    </style:style>
    <style:style style:name="ce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23" style:family="table-cell" style:parent-style-name="Default" style:data-style-name="N100">
      <style:table-cell-properties style:text-align-source="fix" style:repeat-content="false"/>
      <style:paragraph-properties fo:text-align="end"/>
      <style:text-properties style:text-position=""/>
    </style:style>
    <style:style style:name="ce2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29" style:family="table-cell" style:parent-style-name="Default" style:data-style-name="N100">
      <style:table-cell-properties style:text-align-source="fix" style:repeat-content="false" fo:wrap-option="wrap"/>
      <style:paragraph-properties fo:text-align="end"/>
      <style:text-properties style:text-position=""/>
    </style:style>
    <style:style style:name="ce30"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3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Times New Roman" fo:language="en" fo:country="US" style:font-size-complex="5.65000009536743pt"/>
    </style:style>
    <style:style style:name="ce3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33"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34"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35"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36" style:family="table-cell" style:parent-style-name="Default" style:data-style-name="N100">
      <style:table-cell-properties fo:wrap-option="wrap"/>
      <style:text-properties style:text-position="" style:font-size-complex="5.65000009536743pt"/>
    </style:style>
    <style:style style:name="ce37"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38"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3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4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4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42" style:family="table-cell" style:parent-style-name="Default" style:data-style-name="N100">
      <style:table-cell-properties style:text-align-source="fix" style:repeat-content="false" fo:wrap-option="no-wrap"/>
      <style:paragraph-properties fo:text-align="start"/>
      <style:text-properties style:text-position=""/>
    </style:style>
    <style:style style:name="ce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54" style:family="table-cell" style:parent-style-name="Default" style:data-style-name="N100">
      <style:table-cell-properties style:text-align-source="fix" style:repeat-content="false" fo:wrap-option="wrap"/>
      <style:paragraph-properties fo:text-align="start"/>
      <style:text-properties style:text-position=""/>
    </style:style>
    <style:style style:name="ce55" style:family="table-cell" style:parent-style-name="Default" style:data-style-name="N100">
      <style:table-cell-properties fo:wrap-option="wrap"/>
      <style:text-properties style:text-position=""/>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5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60"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6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62"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7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1" style:family="table-cell" style:parent-style-name="Default" style:data-style-name="N100">
      <style:table-cell-properties style:text-align-source="fix" style:repeat-content="false" fo:wrap-option="wrap"/>
      <style:paragraph-properties fo:text-align="start"/>
      <style:text-properties style:text-position=""/>
    </style:style>
    <style:style style:name="ce72" style:family="table-cell" style:parent-style-name="Default" style:data-style-name="N100">
      <style:table-cell-properties fo:wrap-option="wrap"/>
      <style:text-properties style:text-position=""/>
    </style:style>
    <style:style style:name="ce73"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74"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80"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8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8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88" style:family="table-cell" style:parent-style-name="Default" style:data-style-name="N100">
      <style:table-cell-properties style:text-align-source="fix" style:repeat-content="false" fo:wrap-option="wrap"/>
      <style:paragraph-properties fo:text-align="start"/>
      <style:text-properties style:text-position=""/>
    </style:style>
    <style:style style:name="ce8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00"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01" style:family="table-cell" style:parent-style-name="Default" style:data-style-name="N100">
      <style:table-cell-properties fo:wrap-option="wrap"/>
      <style:text-properties style:text-position=""/>
    </style:style>
    <style:style style:name="ce10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93"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9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9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96" style:family="table-cell" style:parent-style-name="Default" style:data-style-name="N100">
      <style:table-cell-properties style:text-align-source="fix" style:repeat-content="false" fo:wrap-option="wrap"/>
      <style:paragraph-properties fo:text-align="start"/>
      <style:text-properties style:text-position=""/>
    </style:style>
    <style:style style:name="ce9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9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99"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1" style:family="table-cell" style:parent-style-name="Default" style:data-style-name="N100">
      <style:table-cell-properties fo:wrap-option="wrap"/>
      <style:text-properties style:text-position=""/>
    </style:style>
    <style:style style:name="ce108" style:family="table-cell" style:parent-style-name="Default" style:data-style-name="N100">
      <style:table-cell-properties fo:wrap-option="wrap"/>
    </style:style>
    <style:style style:name="ce10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110" style:family="table-cell" style:parent-style-name="Default" style:data-style-name="N100">
      <style:table-cell-properties fo:wrap-option="wrap"/>
      <style:text-properties style:font-name="Arial" style:font-name-asian="Arial Unicode MS1" style:font-name-complex="Arial Unicode MS1"/>
    </style:style>
    <style:style style:name="ce111" style:family="table-cell" style:parent-style-name="Default" style:data-style-name="N100">
      <style:table-cell-properties fo:background-color="transparent" fo:wrap-option="wrap"/>
    </style:style>
    <style:style style:name="ce112" style:family="table-cell" style:parent-style-name="Default" style:data-style-name="N100">
      <style:table-cell-properties style:text-align-source="fix" style:repeat-content="false" fo:wrap-option="wrap"/>
      <style:paragraph-properties fo:text-align="start"/>
    </style:style>
    <style:style style:name="ce11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114"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T14" style:family="text">
      <style:text-properties fo:language="en" fo:country="US" style:font-size-complex="5.69999980926514pt"/>
    </style:style>
    <style:style style:name="T15" style:family="text">
      <style:text-properties fo:font-size="10pt" fo:language="en" fo:country="US" fo:font-weight="bold" style:font-size-asian="10pt" style:font-weight-asian="bold" style:font-size-complex="5.69999980926514pt" style:font-weight-complex="bold"/>
    </style:style>
    <style:style style:name="T16" style:family="text">
      <style:text-properties fo:font-size="10pt" fo:language="en" fo:country="US" fo:font-weight="normal" style:font-size-asian="10pt" style:font-weight-asian="normal" style:font-size-complex="5.69999980926514pt" style:font-weight-complex="normal"/>
    </style:style>
    <style:style style:name="T21"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2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0"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27" style:family="text">
      <style:text-properties fo:font-size="12pt"/>
    </style:style>
    <style:style style:name="T2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8" style:family="text">
      <style:text-properties fo:font-weight="bold" style:font-weight-asian="bold" style:font-weight-complex="bold"/>
    </style:style>
    <style:style style:name="T2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35"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36" style:family="text">
      <style:text-properties fo:font-size="10pt" fo:font-weight="normal" style:font-size-asian="10pt" style:font-weight-asian="normal" style:font-size-complex="5.69999980926514pt" style:font-weight-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0pt" style:font-size-asian="10pt" style:font-weight-asian="bold" style:font-size-complex="5.69999980926514pt" style:font-weight-complex="bold"/>
    </style:style>
    <style:style style:name="T40" style:family="text">
      <style:text-properties fo:font-size="11pt" fo:font-weight="bold" style:font-size-asian="11pt" style:font-weight-asian="bold" style:font-size-complex="11pt" style:font-weight-complex="bold"/>
    </style:style>
    <style:style style:name="T41" style:family="text">
      <style:text-properties style:text-position="super 58%" fo:font-weight="bold" style:font-weight-asian="bold" style:font-size-complex="5.69999980926514pt" style:font-weight-complex="bold"/>
    </style:style>
    <style:style style:name="T42" style:family="text">
      <style:text-properties fo:font-size="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0pt" style:font-size-asian="10pt" style:font-size-complex="5.69999980926514pt"/>
    </style:style>
    <style:style style:name="T45" style:family="text">
      <style:text-properties fo:font-size="12pt" fo:font-weight="bold" style:font-weight-asian="bold" style:font-weight-complex="bold"/>
    </style:style>
    <style:style style:name="T46" style:family="text">
      <style:text-properties style:font-size-complex="5.69999980926514pt"/>
    </style:style>
    <style:style style:name="T47" style:family="text">
      <style:text-properties fo:font-size="11pt" fo:font-weight="bold" style:font-size-asian="11pt" style:font-weight-asian="bold" style:font-size-complex="11pt" style:font-weight-complex="bold"/>
    </style:style>
    <style:style style:name="T9" style:family="text">
      <style:text-properties fo:font-size="11pt" fo:font-weight="bold" style:font-size-asian="11pt" style:font-weight-asian="bold" style:font-size-complex="11pt" style:font-weight-complex="bold"/>
    </style:style>
    <style:style style:name="T49" style:family="text">
      <style:text-properties style:text-position="super 58%"/>
    </style:style>
    <style:style style:name="T50" style:family="text">
      <style:text-properties style:font-size-asian="10pt" style:font-size-complex="5.69999980926514pt"/>
    </style:style>
    <style:style style:name="T51" style:family="text">
      <style:text-properties style:font-name-asian="Arial Unicode MS1" style:font-name-complex="Arial Unicode MS1"/>
    </style:style>
  </office:automatic-styles>
  <office:body>
    <office:spreadsheet>
      <table:table table:name="MTF and Time Factors" table:style-name="ta1">
        <table:table-column table:style-name="co1" table:default-cell-style-name="ce108"/>
        <table:table-column table:style-name="co99" table:default-cell-style-name="ce108"/>
        <table:table-column table:style-name="co3" table:default-cell-style-name="ce108"/>
        <table:table-column table:style-name="co4" table:default-cell-style-name="ce108"/>
        <table:table-column table:style-name="co100" table:default-cell-style-name="ce108"/>
        <table:table-column table:style-name="co101" table:default-cell-style-name="ce108"/>
        <table:table-row table:style-name="ro1">
          <table:table-cell table:number-columns-repeated="6"/>
        </table:table-row>
        <table:table-row table:style-name="ro14">
          <table:table-cell table:style-name="ce109" office:value-type="string">
            <text:p>Chapter</text:p>
          </table:table-cell>
          <table:table-cell table:style-name="ce109" office:value-type="string">
            <text:p>Page</text:p>
          </table:table-cell>
          <table:table-cell table:style-name="ce109" office:value-type="string">
            <text:p>Timestamp given</text:p>
          </table:table-cell>
          <table:table-cell table:style-name="ce109" office:value-type="string">
            <text:p>Actual timestamp</text:p>
          </table:table-cell>
          <table:table-cell table:style-name="ce109" office:value-type="string">
            <text:p>Event</text:p>
          </table:table-cell>
          <table:table-cell table:style-name="ce109" office:value-type="string">
            <text:p>Notes/Comments</text:p>
          </table:table-cell>
        </table:table-row>
        <table:table-row table:style-name="ro1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8">factor</text:span>y where he could learn about machinery and understand how to complete the inventions which he was always talking about.</text:p>
          </table:table-cell>
          <table:table-cell/>
        </table:table-row>
        <table:table-row table:style-name="ro1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8">Master</text:span>, we would see a sign from thee."</text:p>
          </table:table-cell>
          <table:table-cell table:style-name="Default"/>
        </table:table-row>
        <table:table-row table:style-name="ro18">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8">factors</text:span> which repeat in the history of nations, men and markets.</text:p>
          </table:table-cell>
          <table:table-cell office:value-type="string">
            <text:p>Alblak, in WITS post #44232, says this is astro-based.</text:p>
          </table:table-cell>
        </table:table-row>
        <table:table-row table:style-name="ro76">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40">factor</text:span> that proves all things. The measurement of time first originated and is based on the earth's motion upon its axis. One of the smallest cycles, or time<text:span text:style-name="T8"> </text:span><text:span text:style-name="T40">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7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8">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31">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8">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7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8">time</text:span> <text:span text:style-name="T8">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21">
          <table:table-cell/>
          <table:table-cell office:value-type="string">
            <text:p>201-202. <text:s/>Note: It is pg. 202 that has the word "factor".</text:p>
          </table:table-cell>
          <table:table-cell table:number-columns-repeated="2"/>
          <table:table-cell table:style-name="ce111"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8">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8">master</text:span>;</text:p>
          </table:table-cell>
          <table:table-cell table:style-name="Default"/>
        </table:table-row>
        <table:table-row table:style-name="ro32">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8">factor</text:span>ies were turning out airplanes now at the rate of more than 1000 per day.</text:p>
          </table:table-cell>
          <table:table-cell/>
        </table:table-row>
        <table:table-row table:style-name="ro41">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8">facories </text:span>in Detroit, Michigan, have been <text:span text:style-name="T8">working on some of his new discoveries</text:span>. Our next attack should be directed at Detroit. We should capture that city and destroy the <text:span text:style-name="T8">factories</text:span> of the big automobile concerns and other manufacturing concerns there. All of these manufacturing concerns have long since been commandeered by the <text:span text:style-name="T8">United States Government </text:span>and are<text:span text:style-name="T8"> working on war weapons and ammunition."</text:span></text:p>
          </table:table-cell>
          <table:table-cell/>
        </table:table-row>
        <table:table-row table:style-name="ro16">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8">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8">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8">factories </text:span>and large buildings in Detroit.</text:p>
          </table:table-cell>
          <table:table-cell/>
        </table:table-row>
        <table:table-row table:style-name="ro1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8">factories</text:span> or buildings in Detroit. He waited patiently for an attack upon the city, but no move of any kind was made by the enemy.</text:p>
          </table:table-cell>
          <table:table-cell/>
        </table:table-row>
        <table:table-row table:style-name="ro31">
          <table:table-cell/>
          <table:table-cell office:value-type="string">
            <text:p>346</text:p>
          </table:table-cell>
          <table:table-cell table:style-name="ce110"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8">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24">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8">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32">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8">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32">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8">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31">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8">master</text:span>, whose will is law. Whatever he says, we will abide by.</text:p>
          </table:table-cell>
          <table:table-cell table:style-name="Default"/>
        </table:table-row>
        <table:table-row table:style-name="ro13">
          <table:table-cell table:style-name="Default" table:number-columns-repeated="6"/>
        </table:table-row>
        <table:table-row table:style-name="ro13" table:number-rows-repeated="1048553">
          <table:table-cell table:number-columns-repeated="6"/>
        </table:table-row>
        <table:table-row table:style-name="ro13">
          <table:table-cell table:number-columns-repeated="6"/>
        </table:table-row>
      </table:table>
      <table:table table:name="St. Marie" table:style-name="ta1" table:print="false">
        <table:table-column table:style-name="co72" table:default-cell-style-name="ce21"/>
        <table:table-column table:style-name="co73" table:default-cell-style-name="ce21"/>
        <table:table-column table:style-name="co74" table:default-cell-style-name="ce21"/>
        <table:table-column table:style-name="co75" table:default-cell-style-name="ce21"/>
        <table:table-column table:style-name="co76" table:default-cell-style-name="ce21"/>
        <table:table-column table:style-name="co74" table:default-cell-style-name="ce21"/>
        <table:table-column table:style-name="co4" table:number-columns-repeated="1018" table:default-cell-style-name="ce21"/>
        <table:table-row table:style-name="ro13">
          <table:table-cell table:style-name="ce19" office:value-type="string">
            <text:p>rluu: The St. Marie is a small Ezekiel Airplane. <text:s/>Read document <text:s/>“EzekielAirplane.odt” which is the text describing the Ezekiel Airplane. <text:s/></text:p>
          </table:table-cell>
          <table:table-cell table:style-name="ce24" table:number-columns-repeated="5"/>
          <table:table-cell table:style-name="ce42" table:number-columns-repeated="1018"/>
        </table:table-row>
        <table:table-row table:style-name="ro13">
          <table:table-cell table:style-name="ce19" office:value-type="string">
            <text:p>rluu: This spreadsheet page will just have the information about the St. Marie, and its uses starting from when it was identified.</text:p>
          </table:table-cell>
          <table:table-cell table:style-name="ce24" table:number-columns-repeated="5"/>
          <table:table-cell table:style-name="ce42" table:number-columns-repeated="1018"/>
        </table:table-row>
        <table:table-row table:style-name="ro13">
          <table:table-cell table:style-name="ce19" office:value-type="string">
            <text:p>rluu: See WITS posts: #19629, #18658, and the reloaded 118 post.</text:p>
          </table:table-cell>
          <table:table-cell table:style-name="ce24" table:number-columns-repeated="5"/>
          <table:table-cell table:style-name="ce42" table:number-columns-repeated="1018"/>
        </table:table-row>
        <table:table-row table:style-name="ro13">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32">
          <table:table-cell table:style-name="ce20"/>
          <table:table-cell table:style-name="ce20" office:value-type="float" office:value="96">
            <text:p>96</text:p>
          </table:table-cell>
          <table:table-cell table:style-name="ce20" office:value-type="string">
            <text:p>None given, but between April 25, 1927 and April 30, 1927.</text:p>
          </table:table-cell>
          <table:table-cell table:style-name="ce20"/>
          <table:table-cell table:style-name="ce20"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20"/>
          <table:table-cell table:number-columns-repeated="1018"/>
        </table:table-row>
        <table:table-row table:style-name="ro33">
          <table:table-cell office:value-type="string">
            <text:p>19</text:p>
          </table:table-cell>
          <table:table-cell office:value-type="string">
            <text:p>224-225</text:p>
          </table:table-cell>
          <table:table-cell table:style-name="ce28" office:value-type="string">
            <text:p><text:s/>In the early part of 1928</text:p>
          </table:table-cell>
          <table:table-cell/>
          <table:table-cell table:style-name="ce31" office:value-type="string">
            <text:p><text:span text:style-name="T14">In the early part of 1928 Robert calculated that war was inevitable between England and Russia. He </text:span><text:span text:style-name="T14">figured that the war would start not later than the summer and that many nations would be involved </text:span><text:span text:style-name="T14">and that later an attack on the United States would come. </text:span><text:span text:style-name="T15">His first airplane was now completed</text:span><text:span text:style-name="T14">, -- a </text:span><text:span text:style-name="T14">small one according to the plan laid down by Ezekiel in the Bible. The plane had four wings and </text:span><text:span text:style-name="T14">could fly on either one of its four sides. It had a new motor with 12 cylinders and could be operated </text:span><text:span text:style-name="T14">either with gas, electricity or compressed air. He had constructed a wheel within a wheel so that he </text:span><text:span text:style-name="T14">could lower his plane and land anywhere he chose and could rise straight up. One motor had a</text:span></text:p>
            <text:p><text:span text:style-name="T14">propeller in the center of the plane to lift it up while the other motor started its direct motion. He </text:span><text:span text:style-name="T14">could drive his plane backwards or forwards. It was a great success and the </text:span><text:span text:style-name="T15">boy wizard of Wall </text:span><text:span text:style-name="T15">Street </text:span><text:span text:style-name="T16">[connection to page 200] </text:span><text:span text:style-name="T14">was now hailed as </text:span><text:span text:style-name="T15">a new Lindbergh of the air</text:span><text:span text:style-name="T14">. There was an extra </text:span><text:span text:style-name="T14">motor built with a collapsible propeller so that he could shift it from the center of the airplane to the </text:span><text:span text:style-name="T14">tail, enabling it to go backward or forward as he willed. The wings were so arranged that they could </text:span><text:span text:style-name="T14">either remain stationary or be set in motion up or down by motor. This was a new and valuable </text:span><text:span text:style-name="T14">feature in the construction of airplanes. </text:span></text:p>
          </table:table-cell>
          <table:table-cell table:style-name="ce38" office:value-type="string">
            <text:p><text:span text:style-name="T21">This is describing his first airplane, the St. Marie. <text:s/>Regarding “</text:span><text:span text:style-name="T25">boy wizard of Wall Street”, </text:span><text:span text:style-name="T25">there's a </text:span><text:span text:style-name="T26">connection to page 200. <text:s/>It is strange that the boy and wizard are not capitalized. <text:s/></text:span></text:p>
          </table:table-cell>
          <table:table-cell table:number-columns-repeated="1018"/>
        </table:table-row>
        <table:table-row table:style-name="ro16">
          <table:table-cell table:style-name="ce22" office:value-type="string">
            <text:p>19</text:p>
          </table:table-cell>
          <table:table-cell table:style-name="ce22" office:value-type="string">
            <text:p>225</text:p>
          </table:table-cell>
          <table:table-cell table:style-name="ce28" office:value-type="string">
            <text:p><text:s/>In the early part of 1928</text:p>
          </table:table-cell>
          <table:table-cell table:style-name="ce22"/>
          <table:table-cell table:style-name="ce32" office:value-type="string">
            <text:p><text:span text:style-name="T17">Robert's next invention was to build a </text:span><text:span text:style-name="T18">silent motor, </text:span><text:span text:style-name="T19">or a muffler</text:span><text:span text:style-name="T20">, which would prevent any </text:span><text:span text:style-name="T20">sound. He knew that this would be very useful in war. After he had completed this invention, </text:span><text:span text:style-name="T20">tested it and proved it a success, he offered it to the United States Government, but after the </text:span><text:span text:style-name="T20">army officers, who knew very little about this new invention had looked it over, they refused </text:span><text:span text:style-name="T20">it. Robert then sailed away in his new plane which he had named </text:span><text:span text:style-name="T19">"The St. Marie." </text:span></text:p>
          </table:table-cell>
          <table:table-cell table:style-name="ce39"/>
          <table:table-cell table:number-columns-repeated="1018"/>
        </table:table-row>
        <table:table-row table:style-name="ro17">
          <table:table-cell office:value-type="string">
            <text:p>19</text:p>
          </table:table-cell>
          <table:table-cell office:value-type="string">
            <text:p>225</text:p>
          </table:table-cell>
          <table:table-cell office:value-type="string">
            <text:p>Spring of 1928</text:p>
          </table:table-cell>
          <table:table-cell/>
          <table:table-cell table:style-name="ce33" office:value-type="string">
            <text:p><text:span text:style-name="T18">He visited England, France, Germany and in the Spring of 1928 made the longest </text:span><text:span text:style-name="T18">successful flight to Japan, where he was received with great honor. </text:span><text:span text:style-name="T17">Japan was very </text:span><text:span text:style-name="T17">much interested in his new plane and in his muffler. The Japanese Government quickly </text:span><text:span text:style-name="T17">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34">
          <table:table-cell table:style-name="ce23" office:value-type="string">
            <text:p>19</text:p>
          </table:table-cell>
          <table:table-cell table:style-name="ce23" office:value-type="string">
            <text:p>225</text:p>
          </table:table-cell>
          <table:table-cell table:style-name="ce29" office:value-type="string">
            <text:p>Summer of 1928</text:p>
          </table:table-cell>
          <table:table-cell table:style-name="ce29"/>
          <table:table-cell table:style-name="ce34"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York </text:span><text:span text:style-name="T11">[from Japan] in the Summer of 1928</text:span><text:span text:style-name="T10"> and was now reputed as being worth more than a </text:span><text:span text:style-name="T10">million dollars, after making more successful deals in stocks, cotton and wheat.</text:span></text:p>
          </table:table-cell>
          <table:table-cell table:style-name="ce40" office:value-type="string">
            <text:p><text:span text:style-name="T27">Note that Summer of 1928 is highlighted, and then a specific part of the </text:span><text:span text:style-name="T27">month is given for the same event </text:span><text:span text:style-name="T28"><text:s/>(on page 226)</text:span><text:span text:style-name="T27">. <text:s/>Thus, Gann wants us to pay </text:span><text:span text:style-name="T27">attention to the season here. <text:s/></text:span></text:p>
          </table:table-cell>
          <table:table-cell table:number-columns-repeated="1018"/>
        </table:table-row>
        <table:table-row table:style-name="ro35">
          <table:table-cell office:value-type="string">
            <text:p>19</text:p>
          </table:table-cell>
          <table:table-cell office:value-type="string">
            <text:p>226</text:p>
          </table:table-cell>
          <table:table-cell office:value-type="string">
            <text:p>May 1928</text:p>
          </table:table-cell>
          <table:table-cell/>
          <table:table-cell table:style-name="ce34" office:value-type="string">
            <text:p><text:s/>In May, 1928, Walter received a <text:span text:style-name="T8">radio</text:span>gram from Robert saying that <text:span text:style-name="T8">he was leaving Japan </text:span><text:span text:style-name="T8">the latter part of the month and was going to sail "The St. Marie" back to New York. </text:span>Walter and Miss Edna Quinton, the secretary, had followed the newspaper reports of the <text:span text:style-name="T8">great reception</text:span> <text:span text:style-name="T8">tendered Robert by the officials of the Japanese Government </text:span>and the report of the large amount of money they had paid for his <text:span text:style-name="T8">noiseless patent for 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text:span text:style-name="T8">return.</text:span></text:p>
          </table:table-cell>
          <table:table-cell table:style-name="ce41" office:value-type="string">
            <text:p>What is a <text:span text:style-name="T8">radio</text:span>gram? <text:s/><text:span text:style-name="T29">Note also, that they greet Robert on his </text:span><text:span text:style-name="T30">return</text:span><text:span text:style-name="T29">.</text:span></text:p>
          </table:table-cell>
          <table:table-cell table:number-columns-repeated="1018"/>
        </table:table-row>
        <table:table-row table:style-name="ro17">
          <table:table-cell office:value-type="string">
            <text:p>19</text:p>
          </table:table-cell>
          <table:table-cell office:value-type="string">
            <text:p>227</text:p>
          </table:table-cell>
          <table:table-cell table:style-name="ce30" office:value-type="string">
            <text:p>May 1928</text:p>
          </table:table-cell>
          <table:table-cell/>
          <table:table-cell table:style-name="ce35"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been </text:span><text:span text:style-name="T10">received with great honors and the Japanese Government had bought his invention for </text:span><text:span text:style-name="T10">making airplanes silent.</text:span></text:p>
          </table:table-cell>
          <table:table-cell table:number-columns-repeated="1019"/>
        </table:table-row>
        <table:table-row table:style-name="ro23">
          <table:table-cell table:style-name="ce14" office:value-type="string">
            <text:p>19</text:p>
          </table:table-cell>
          <table:table-cell table:style-name="ce14" office:value-type="string">
            <text:p>227-228</text:p>
          </table:table-cell>
          <table:table-cell table:style-name="ce14" office:value-type="string">
            <text:p>June 9, 1928</text:p>
          </table:table-cell>
          <table:table-cell table:style-name="ce14"/>
          <table:table-cell table:style-name="ce36"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airport </text:span><text:span text:style-name="T10">on </text:span><text:span text:style-name="T11">Governor's Island [New York] </text:span><text:span text:style-name="T10">without any mishap to </text:span><text:span text:style-name="T11">his plane</text:span><text:span text:style-name="T10">. </text:span><text:span text:style-name="T11">"The St. Marie" had </text:span><text:span text:style-name="T11">per</text:span><text:span text:style-name="T12">formed perfectly, making the trip from Japan at an </text:span><text:span text:style-name="T11">average speed of over 300 </text:span><text:span text:style-name="T11">miles per hour. </text:span></text:p>
          </table:table-cell>
          <table:table-cell table:number-columns-repeated="1019"/>
        </table:table-row>
        <table:table-row table:style-name="ro20">
          <table:table-cell table:style-name="ce14" office:value-type="string">
            <text:p>20</text:p>
          </table:table-cell>
          <table:table-cell table:style-name="ce14" office:value-type="string">
            <text:p>237</text:p>
          </table:table-cell>
          <table:table-cell table:style-name="ce14" office:value-type="string">
            <text:p>Near the end of 1928.</text:p>
          </table:table-cell>
          <table:table-cell table:style-name="ce14"/>
          <table:table-cell table:style-name="ce36"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8">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2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34" office:value-type="string">
            <text:p><text:s/>He was so strongly impressed with the dream [of Marie in Paris] that he decided to leave at once. Told Walter to give the mechanics instructions to <text:span text:style-name="T8">put his old ship "The St. Marie" in </text:span><text:span text:style-name="T8">shape to sail at once. It was a matter of only a couple of days until they reported that </text:span><text:span text:style-name="T8">"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8"> morning of February </text:span><text:span text:style-name="T8">2nd, 1929, Robert started his flight to Paris and arrived there promptly in the evening</text:span> and went to visit some friends and acquaintances. After talking over the war situation and his forecasts of the great war yet to come, <text:span text:style-name="T8">he decided to visit friends in London.</text:span> England and Russia were waging their battles in the air and doing very little land fighting. Despite the good start that England had made, Russia and her allies were getting the best of the victory. <text:span text:style-name="T8">Robert found London very uninteresting.</text:span> Up to this time he had heard nothing of Marie and <text:span text:style-name="T8">decided to return to Paris.</text:span></text:p>
          </table:table-cell>
          <table:table-cell table:number-columns-repeated="1019"/>
        </table:table-row>
        <table:table-row table:style-name="ro17">
          <table:table-cell table:style-name="ce23" office:value-type="string">
            <text:p>20</text:p>
          </table:table-cell>
          <table:table-cell table:style-name="ce23" office:value-type="string">
            <text:p>243</text:p>
          </table:table-cell>
          <table:table-cell table:style-name="ce29" office:value-type="string">
            <text:p>Latter part of Feburary 1929</text:p>
          </table:table-cell>
          <table:table-cell table:style-name="ce29"/>
          <table:table-cell table:style-name="ce37"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in </text:span><text:span text:style-name="T10">entering a plane at this time. </text:span></text:p>
          </table:table-cell>
          <table:table-cell table:number-columns-repeated="1019"/>
        </table:table-row>
        <table:table-row table:style-name="ro16">
          <table:table-cell office:value-type="string">
            <text:p>20</text:p>
          </table:table-cell>
          <table:table-cell office:value-type="string">
            <text:p>246</text:p>
          </table:table-cell>
          <table:table-cell office:value-type="string">
            <text:p>Early part of March 1929.</text:p>
          </table:table-cell>
          <table:table-cell/>
          <table:table-cell table:style-name="ce37"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ext:span><text:span text:style-name="T10">the convention and Robert decided to go home with them. They insisted that he was not </text:span><text:span text:style-name="T10">physically able to sail </text:span><text:span text:style-name="T11">"The St. Marie"</text:span><text:span text:style-name="T10"> alone and sent a pilot along with him. The trip was </text:span><text:span text:style-name="T10">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26">
          <table:table-cell office:value-type="string">
            <text:p>27</text:p>
          </table:table-cell>
          <table:table-cell office:value-type="string">
            <text:p>300</text:p>
          </table:table-cell>
          <table:table-cell table:number-columns-repeated="2"/>
          <table:table-cell table:style-name="ce28"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8">1931</text:span> when many other nations will join against us. The end will not come until the <text:span text:style-name="T8">Summer or Fall of </text:span><text:span text:style-name="T8">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2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34"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table:number-columns-repeated="1019"/>
        </table:table-row>
        <table:table-row table:style-name="ro20">
          <table:table-cell/>
          <table:table-cell office:value-type="string">
            <text:p>339</text:p>
          </table:table-cell>
          <table:table-cell office:value-type="string">
            <text:p>The dead hours of the night on October 21, 1931.</text:p>
          </table:table-cell>
          <table:table-cell/>
          <table:table-cell table:style-name="ce34"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6">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34"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8">300 miles per hour</text:span>.</text:p>
          </table:table-cell>
          <table:table-cell office:value-type="string">
            <text:p>Reference to an airplane speed that matches the St. Marie.</text:p>
          </table:table-cell>
          <table:table-cell table:number-columns-repeated="1018"/>
        </table:table-row>
        <table:table-row table:style-name="ro16">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8">st. MARIE.'</text:span></text:p>
          </table:table-cell>
          <table:table-cell table:number-columns-repeated="1019"/>
        </table:table-row>
        <table:table-row table:style-name="ro14" table:number-rows-repeated="1048554">
          <table:table-cell table:number-columns-repeated="1024"/>
        </table:table-row>
        <table:table-row table:style-name="ro14">
          <table:table-cell table:number-columns-repeated="1024"/>
        </table:table-row>
      </table:table>
      <table:table table:name="Muffler" table:style-name="ta1" table:print="false">
        <table:table-column table:style-name="co12" table:default-cell-style-name="ce54"/>
        <table:table-column table:style-name="co68" table:default-cell-style-name="ce54"/>
        <table:table-column table:style-name="co77" table:default-cell-style-name="ce54"/>
        <table:table-column table:style-name="co75" table:default-cell-style-name="ce54"/>
        <table:table-column table:style-name="co78" table:default-cell-style-name="ce54"/>
        <table:table-column table:style-name="co79" table:default-cell-style-name="ce54"/>
        <table:table-column table:style-name="co4" table:number-columns-repeated="1018" table:default-cell-style-name="ce54"/>
        <table:table-row table:style-name="ro13">
          <table:table-cell table:style-name="Default" office:value-type="string">
            <text:p>Results of searches for keywords: muffler, noiseless , and silent (silent related to motor).</text:p>
          </table:table-cell>
          <table:table-cell table:style-name="ce52" table:number-columns-repeated="5"/>
          <table:table-cell table:number-columns-repeated="1018"/>
        </table:table-row>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cell table:number-columns-repeated="1018"/>
        </table:table-row>
        <table:table-row table:style-name="ro16">
          <table:table-cell table:style-name="ce53" office:value-type="string">
            <text:p>19</text:p>
          </table:table-cell>
          <table:table-cell table:style-name="ce53" office:value-type="string">
            <text:p>225</text:p>
          </table:table-cell>
          <table:table-cell table:style-name="ce56" office:value-type="string">
            <text:p><text:s/>In the early part of 1928</text:p>
          </table:table-cell>
          <table:table-cell table:style-name="ce53"/>
          <table:table-cell table:style-name="ce58" office:value-type="string">
            <text:p><text:span text:style-name="T17">Robert's next invention </text:span><text:span text:style-name="T17">was to build a </text:span><text:span text:style-name="T18">silent </text:span><text:span text:style-name="T18">motor, </text:span><text:span text:style-name="T19">or a muffler</text:span><text:span text:style-name="T20">, </text:span><text:span text:style-name="T20">which would prevent </text:span><text:span text:style-name="T20">any sound. He knew </text:span><text:span text:style-name="T20">that this would be very </text:span><text:span text:style-name="T20">useful in war. After he </text:span><text:span text:style-name="T20">had completed this </text:span><text:span text:style-name="T20">invention, tested it and </text:span><text:span text:style-name="T20">proved it a success, he </text:span><text:span text:style-name="T20">offered it to the United </text:span><text:span text:style-name="T20">States Government, but </text:span><text:span text:style-name="T20">after the army officers, </text:span><text:span text:style-name="T20">who knew very little </text:span><text:span text:style-name="T20">about this new </text:span><text:span text:style-name="T20">invention had looked it </text:span><text:span text:style-name="T20">over, they refused it. </text:span><text:span text:style-name="T20">Robert then sailed </text:span><text:span text:style-name="T20">away in his new plane </text:span><text:span text:style-name="T20">which he had named </text:span><text:span text:style-name="T19">"The St. Marie." </text:span></text:p>
          </table:table-cell>
          <table:table-cell table:style-name="ce61"/>
          <table:table-cell table:number-columns-repeated="1018"/>
        </table:table-row>
        <table:table-row table:style-name="ro31">
          <table:table-cell office:value-type="string">
            <text:p>19</text:p>
          </table:table-cell>
          <table:table-cell office:value-type="string">
            <text:p>225</text:p>
          </table:table-cell>
          <table:table-cell office:value-type="string">
            <text:p>Spring of 1928</text:p>
          </table:table-cell>
          <table:table-cell/>
          <table:table-cell table:style-name="ce59" office:value-type="string">
            <text:p>He visited England, France, Germany and in the Spring of 1928 made the longest successful flight to Japan, where he was received with great honor. Japan was very much interested in his <text:span text:style-name="T8">new plane</text:span> [the St. Marie] and in his <text:span text:style-name="T8">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24">
          <table:table-cell office:value-type="string">
            <text:p>19</text:p>
          </table:table-cell>
          <table:table-cell office:value-type="string">
            <text:p>226</text:p>
          </table:table-cell>
          <table:table-cell office:value-type="string">
            <text:p>Latter part of May 1928</text:p>
          </table:table-cell>
          <table:table-cell/>
          <table:table-cell table:style-name="ce60" office:value-type="string">
            <text:p><text:s/>In May, 1928, Walter received a radiogram from Robert saying that <text:span text:style-name="T35">he was leaving Japan </text:span><text:span text:style-name="T35">the latter part of the </text:span><text:span text:style-name="T35">month and was going to </text:span><text:span text:style-name="T35">sail "The St. Marie" </text:span><text:span text:style-name="T35">back to New York. </text:span><text:span text:style-name="T35">Walter and Miss Edna </text:span><text:span text:style-name="T35">Quinton, the secretary, </text:span><text:span text:style-name="T35">had followed the </text:span><text:span text:style-name="T35">newspaper reports of </text:span><text:span text:style-name="T35">the great reception </text:span><text:span text:style-name="T35">tendered Robert by the </text:span><text:span text:style-name="T35">officials of the </text:span><text:span text:style-name="T35">Japanese Government </text:span>and the report of the large amount of money they had paid for his <text:span text:style-name="T8">noiseless patent for </text:span><text:span text:style-name="T8">air planes.</text:span> Walter was going to graduate in June so he wrote his father and informed him that Robert was returning to New York soon with <text:span text:style-name="T8">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24">
          <table:table-cell office:value-type="string">
            <text:p>19</text:p>
          </table:table-cell>
          <table:table-cell office:value-type="string">
            <text:p>227</text:p>
          </table:table-cell>
          <table:table-cell table:style-name="ce57" office:value-type="string">
            <text:p>Latter part of May 1928</text:p>
          </table:table-cell>
          <table:table-cell/>
          <table:table-cell table:style-name="ce60" office:value-type="string">
            <text:p>Mr. Kennelworth, who was a member of the Chamber of Commerce of Texarkana and one of the leading citizens, called a meeting of the Chamber of Commerce, informed them of the phenomenal success of Robert Gordon who had left Texarkana <text:span text:style-name="T8">one </text:span><text:span text:style-name="T8">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8">muffler</text:span> to make an airplane <text:span text:style-name="T8">noiseless</text:span>; had driven his own plane, "The St. Marie" to Japan where he had been received with great honors and <text:span text:style-name="T8">the </text:span><text:span text:style-name="T8">Japanese </text:span><text:span text:style-name="T8">Government had </text:span><text:span text:style-name="T8">bought his invention </text:span><text:span text:style-name="T8">for making airplanes </text:span><text:span text:style-name="T8">silent.</text:span></text:p>
          </table:table-cell>
          <table:table-cell table:number-columns-repeated="1019"/>
        </table:table-row>
        <table:table-row table:style-name="ro31">
          <table:table-cell/>
          <table:table-cell office:value-type="string">
            <text:p>235</text:p>
          </table:table-cell>
          <table:table-cell table:style-name="ce57" office:value-type="string">
            <text:p>Fall of 1928.</text:p>
          </table:table-cell>
          <table:table-cell/>
          <table:table-cell table:style-name="ce60"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8">noiseless </text:span><text:span text:style-name="T8">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22">
          <table:table-cell office:value-type="string">
            <text:p>25</text:p>
          </table:table-cell>
          <table:table-cell office:value-type="string">
            <text:p>277, 278</text:p>
          </table:table-cell>
          <table:table-cell office:value-type="string">
            <text:p>April, 1930</text:p>
          </table:table-cell>
          <table:table-cell/>
          <table:table-cell table:style-name="ce56" office:value-type="string">
            <text:p><text:span text:style-name="T10"><text:s/></text:span><text:span text:style-name="T10">At that time they knew </text:span><text:span text:style-name="T10">nothing about his long </text:span><text:span text:style-name="T10">years of secret work </text:span><text:span text:style-name="T10">and his great </text:span><text:span text:style-name="T10">inventions, but they </text:span><text:span text:style-name="T10">soon learned the value </text:span><text:span text:style-name="T10">of his discovery and</text:span><text:span text:style-name="T13"> </text:span><text:span text:style-name="T12">patent which he had </text:span><text:span text:style-name="T12">sold to Japan, -- the </text:span><text:span text:style-name="T12">muffler which </text:span><text:span text:style-name="T11">made </text:span><text:span text:style-name="T11">the airplane silent</text:span><text:span text:style-name="T10">. <text:s/></text:span><text:span text:style-name="T13"><text:s/></text:span><text:span text:style-name="T13">The United States </text:span><text:span text:style-name="T13">Government fearing </text:span><text:span text:style-name="T13">that Japan </text:span><text:span text:style-name="T10">would make </text:span><text:span text:style-name="T10">the first attack on the </text:span><text:span text:style-name="T10">Pacific Coast either </text:span><text:span text:style-name="T10">around Los Angeles or </text:span><text:span text:style-name="T10">San Francisco, rushed </text:span><text:span text:style-name="T10">the battle fleet to the </text:span><text:span text:style-name="T10">Pacific. This proved to </text:span><text:span text:style-name="T10">be one of the greatest </text:span><text:span text:style-name="T10">mistakes of the war. As </text:span><text:span text:style-name="T10">soon as the battleships </text:span><text:span text:style-name="T10">cruised into the Pacific, </text:span><text:span text:style-name="T11">Japan attacked from </text:span><text:span text:style-name="T11">the air with their </text:span><text:span text:style-name="T11">noiseless airplanes </text:span><text:span text:style-name="T11">and began dropping </text:span><text:span text:style-name="T11">deadly bombs from </text:span><text:span text:style-name="T11">great heights. </text:span><text:span text:style-name="T10">The </text:span><text:span text:style-name="T10">anti-aircraft guns from </text:span><text:span text:style-name="T10">the decks of the </text:span><text:span text:style-name="T10">battleships were </text:span><text:span text:style-name="T10">powerless to reach the </text:span><text:span text:style-name="T10">bombing planes at such </text:span><text:span text:style-name="T10">great heights.</text:span><text:span text:style-name="T13"> They </text:span><text:span text:style-name="T13">knew that </text:span><text:span text:style-name="T12">Japan had </text:span><text:span text:style-name="T12">some </text:span><text:span text:style-name="T11">invention that </text:span><text:span text:style-name="T11">was superior to ours </text:span><text:span text:style-name="T11">which enabled them </text:span><text:span text:style-name="T11">to reach such great </text:span><text:span text:style-name="T11">heights that their </text:span><text:span text:style-name="T11">airships were </text:span><text:span text:style-name="T11">practically immune </text:span><text:span text:style-name="T11">from attack.</text:span></text:p>
          </table:table-cell>
          <table:table-cell table:number-columns-repeated="1019"/>
        </table:table-row>
        <table:table-row table:style-name="ro38">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text:span><text:span text:style-name="T10">follow up her victory </text:span><text:span text:style-name="T10">gained on the water by </text:span><text:span text:style-name="T10">attacking Los Angeles </text:span><text:span text:style-name="T10">from the air in the</text:span></text:p>
            <text:p><text:span text:style-name="T10">middle of May. </text:span><text:span text:style-name="T11">Here </text:span><text:span text:style-name="T11">again the great value </text:span><text:span text:style-name="T11">of the silent motor </text:span><text:span text:style-name="T11">was proved</text:span><text:span text:style-name="T10"> and the </text:span><text:span text:style-name="T10">height to which the </text:span><text:span text:style-name="T10">Japanese plane could </text:span><text:span text:style-name="T10">rise. As the enemy stole </text:span><text:span text:style-name="T10">over the city in the </text:span><text:span text:style-name="T10">silence of the night, not </text:span><text:span text:style-name="T10">a sound could be heard </text:span><text:span text:style-name="T10">from their motors at the </text:span><text:span text:style-name="T10">great heights which </text:span><text:span text:style-name="T10">they were sailing. <text:s/></text:span><text:span text:style-name="T13"><text:s/></text:span><text:span text:style-name="T13">Then the giant aircraft </text:span><text:span text:style-name="T13">guns were trained on </text:span><text:span text:style-name="T13">the enemy, </text:span><text:span text:style-name="T10">but the </text:span><text:span text:style-name="T10">distance was so great </text:span><text:span text:style-name="T10">and the planes moving </text:span><text:span text:style-name="T10">so swiftly, that they </text:span><text:span text:style-name="T10">were unable to do much </text:span><text:span text:style-name="T10">damage. <text:s/></text:span><text:span text:style-name="T13"><text:s/>They only </text:span><text:span text:style-name="T13">succeeded in bringing </text:span><text:span text:style-name="T13">down three of the </text:span><text:span text:style-name="T13">bombing </text:span><text:span text:style-name="T10">planes. The </text:span><text:span text:style-name="T10">United States scouting </text:span><text:span text:style-name="T10">planes were sent out </text:span><text:span text:style-name="T10">immediately, followed </text:span><text:span text:style-name="T10">by the fighting planes</text:span></text:p>
            <text:p><text:span text:style-name="T10">carrying 6-inch guns. </text:span><text:span text:style-name="T10">They found that the </text:span><text:span text:style-name="T11">Japanese planes were </text:span><text:span text:style-name="T11">dropping bombs from </text:span><text:span text:style-name="T11">a height of 60,000 to </text:span><text:span text:style-name="T11">80,000 feet</text:span><text:span text:style-name="T10"> and the </text:span><text:span text:style-name="T10">United States planes </text:span><text:span text:style-name="T10">were unable to rise high </text:span><text:span text:style-name="T10">enough to attack them.</text:span></text:p>
          </table:table-cell>
          <table:table-cell table:number-columns-repeated="1019"/>
        </table:table-row>
        <table:table-row table:style-name="ro18">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8">noiseless</text:span> put the United States at a great disadvantage.</text:p>
          </table:table-cell>
          <table:table-cell table:number-columns-repeated="1019"/>
        </table:table-row>
        <table:table-row table:style-name="ro17">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8">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38">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8">great </text:span><text:span text:style-name="T8">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8">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39">
          <table:table-cell/>
          <table:table-cell table:style-name="ce55" office:value-type="float" office:value="330">
            <text:p>330</text:p>
          </table:table-cell>
          <table:table-cell table:style-name="ce55" office:value-type="string">
            <text:p>3 days before end of armistice, at the promotion of RG to Supreme commander.</text:p>
          </table:table-cell>
          <table:table-cell table:style-name="ce55"/>
          <table:table-cell table:style-name="ce55" office:value-type="string">
            <text:p>Supreme Commander Gordon replied: “The trouble in the past has been that the enemy used <text:span text:style-name="T8">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8">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6">
          <table:table-cell/>
          <table:table-cell office:value-type="string">
            <text:p>332-333 (word 'noiseless' is on pg. 333).</text:p>
          </table:table-cell>
          <table:table-cell table:style-name="ce55"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8">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20">
          <table:table-cell/>
          <table:table-cell table:style-name="ce55" office:value-type="float" office:value="339">
            <text:p>339</text:p>
          </table:table-cell>
          <table:table-cell office:value-type="string">
            <text:p>October 21, 1931, during the dead hours of the night.</text:p>
          </table:table-cell>
          <table:table-cell table:style-name="ce55"/>
          <table:table-cell table:style-name="ce55"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8">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55"/>
          <table:table-cell table:number-columns-repeated="1018"/>
        </table:table-row>
        <table:table-row table:style-name="ro16">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8">muffler</text:span> which made our airplanes <text:span text:style-name="T8">noiseless</text:span>. We bought it from him and it helped us to successfully wage this war.</text:p>
          </table:table-cell>
          <table:table-cell table:style-name="Default"/>
          <table:table-cell table:number-columns-repeated="1018"/>
        </table:table-row>
        <table:table-row table:style-name="ro24">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8">noiseless </text:span>planes to load up with <text:span text:style-name="T8">hundreds </text:span><text:span text:style-name="T8">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1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80" table:default-cell-style-name="ce54"/>
        <table:table-column table:style-name="co81" table:default-cell-style-name="ce54"/>
        <table:table-column table:style-name="co82" table:default-cell-style-name="ce54"/>
        <table:table-column table:style-name="co4" table:default-cell-style-name="ce54"/>
        <table:table-column table:style-name="co83" table:default-cell-style-name="ce54"/>
        <table:table-column table:style-name="co84" table:default-cell-style-name="ce54"/>
        <table:table-row table:style-name="ro14">
          <table:table-cell table:style-name="ce52" office:value-type="string">
            <text:p>Chapter</text:p>
          </table:table-cell>
          <table:table-cell table:style-name="ce52" office:value-type="string">
            <text:p>Page</text:p>
          </table:table-cell>
          <table:table-cell table:style-name="ce52" office:value-type="string">
            <text:p>Timestamp given</text:p>
          </table:table-cell>
          <table:table-cell table:style-name="ce52" office:value-type="string">
            <text:p>Actual timestamp</text:p>
          </table:table-cell>
          <table:table-cell table:style-name="ce52" office:value-type="string">
            <text:p>Event</text:p>
          </table:table-cell>
          <table:table-cell table:style-name="ce52" office:value-type="string">
            <text:p>Notes/Comments</text:p>
          </table:table-cell>
        </table:table-row>
        <table:table-row table:style-name="ro40">
          <table:table-cell office:value-type="string">
            <text:p>19</text:p>
          </table:table-cell>
          <table:table-cell office:value-type="string">
            <text:p>229</text:p>
          </table:table-cell>
          <table:table-cell office:value-type="string">
            <text:p>Current timestamp is June 1928</text:p>
          </table:table-cell>
          <table:table-cell/>
          <table:table-cell table:style-name="ce62" office:value-type="string">
            <text:p><text:span text:style-name="T10"><text:s/></text:span><text:span text:style-name="T10">Walter Kennelworth </text:span><text:span text:style-name="T10">was graduated from </text:span><text:span text:style-name="T10">Columbia College in </text:span><text:span text:style-name="T10">June and prepared to </text:span><text:span text:style-name="T10">work with Robert in the </text:span><text:span text:style-name="T10">office. Edna Quinton </text:span><text:span text:style-name="T10">had proved to be a </text:span><text:span text:style-name="T10">faithful employee and a </text:span><text:span text:style-name="T10">valuable aid to Robert. </text:span><text:span text:style-name="T10">She had taken care of </text:span><text:span text:style-name="T10">his business and looked </text:span><text:span text:style-name="T10">after his financial </text:span><text:span text:style-name="T10">transactions while he </text:span><text:span text:style-name="T10">was away. Robert soon </text:span><text:span text:style-name="T10">went to work, on a new </text:span><text:span text:style-name="T10">invention, and perfected </text:span><text:span text:style-name="T10">a machine to read the </text:span><text:span text:style-name="T10">minds of people a short </text:span><text:span text:style-name="T10">distance away and </text:span><text:span text:style-name="T11">also </text:span><text:span text:style-name="T11">a machine which he </text:span><text:span text:style-name="T11">named the "Tel-talk." </text:span><text:span text:style-name="T11">This machine was </text:span><text:span text:style-name="T11">made on the principle </text:span><text:span text:style-name="T11">of the radio; by </text:span><text:span text:style-name="T11">raising and lowering it </text:span><text:span text:style-name="T11">at certain angles it </text:span><text:span text:style-name="T11">would record all the </text:span><text:span text:style-name="T11">conferences in the </text:span><text:span text:style-name="T11">different buildings in </text:span><text:span text:style-name="T11">Wall Street. Robert </text:span><text:span text:style-name="T11">also used this </text:span><text:span text:style-name="T11">machine to get </text:span><text:span text:style-name="T11">reports on all the </text:span><text:span text:style-name="T11">conferences of the big </text:span><text:span text:style-name="T11">manipulators. </text:span><text:span text:style-name="T10">He </text:span><text:span text:style-name="T10">knew that manipulators </text:span><text:span text:style-name="T10">in Wall Street </text:span><text:span text:style-name="T10">suspected that in some </text:span><text:span text:style-name="T10">way he understood their </text:span><text:span text:style-name="T10">plans as he was making </text:span><text:span text:style-name="T10">money too fast and they </text:span><text:span text:style-name="T10">were </text:span><text:span text:style-name="T22">conspiring to find </text:span><text:span text:style-name="T22">a way to get him</text:span><text:span text:style-name="T36"> wrong </text:span><text:span text:style-name="T36">on the market</text:span><text:span text:style-name="T13"> and </text:span><text:span text:style-name="T13">break him. </text:span><text:span text:style-name="T12">They </text:span><text:span text:style-name="T12">changed </text:span><text:span text:style-name="T11">their plans </text:span><text:span text:style-name="T11">often but found that </text:span><text:span text:style-name="T11">each time Robert was </text:span><text:span text:style-name="T11">on the right side of </text:span><text:span text:style-name="T11">the market.</text:span><text:span text:style-name="T10"> Even his </text:span><text:span text:style-name="T10">friend Walter knew </text:span><text:span text:style-name="T10">nothing about Robert's </text:span><text:span text:style-name="T10">latest invention. He kept </text:span><text:span text:style-name="T10">it in a secret room, and </text:span><text:span text:style-name="T10">no one had ever seen it </text:span><text:span text:style-name="T10">but himself. It was a </text:span><text:span text:style-name="T10">very </text:span><text:span text:style-name="T11">delicate little </text:span><text:span text:style-name="T11">machine with </text:span><text:span text:style-name="T11">indicators like a </text:span><text:span text:style-name="T11">compass, delicately </text:span><text:span text:style-name="T11">balanced and </text:span><text:span text:style-name="T11">operated by </text:span><text:span text:style-name="T11">electricity.</text:span><text:span text:style-name="T10"> His success </text:span><text:span text:style-name="T10">was causing great </text:span><text:span text:style-name="T10">excitement and </text:span><text:span text:style-name="T10">schemers wanted to get </text:span><text:span text:style-name="T10">his secret. They knew </text:span><text:span text:style-name="T10">that Edna Quinton had </text:span><text:span text:style-name="T10">been in his office ever </text:span><text:span text:style-name="T10">since he was in New </text:span><text:span text:style-name="T10">York.</text:span></text:p>
          </table:table-cell>
          <table:table-cell/>
        </table:table-row>
        <table:table-row table:style-name="ro1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text:span text:style-name="T8"> </text:span><text:span text:style-name="T8">3000 miles </text:span><text:span text:style-name="T35">away</text:span> and named it the "<text:span text:style-name="T8">Tel-Talk</text:span>."</text:p>
          </table:table-cell>
          <table:table-cell/>
        </table:table-row>
        <table:table-row table:style-name="ro41">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8">Tel-</text:span><text:span text:style-name="T8">Talk</text:span> directed so that he would get all the conversation along the lines between Chicago, St. Louis and New Orleans. When he went to his headquarters in Detroit on the morning of November 20th, he went into look at his <text:span text:style-name="T8">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38">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8">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41">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8">hourly</text:span> expecting that the enemy would attack the Eastern Coast, concentrating on Boston, New York and Washington. The "<text:span text:style-name="T8">Tel-</text:span><text:span text:style-name="T8">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41">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8">Tel-Talk</text:span>" recorded that a large fleet of planes had been sent across the Atlantic to attack France. Supreme Commander Gordon ordered the French to go out and meet the attack. A great battle raged over the Atlantic<text:span text:style-name="T8"> for hours</text:span> with the French winning.</text:p>
          </table:table-cell>
          <table:table-cell office:value-type="string">
            <text:p>Battle over the Atlantic.</text:p>
          </table:table-cell>
        </table:table-row>
        <table:table-row table:style-name="ro38">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8">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31">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8">Tel-</text:span><text:span text:style-name="T8">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24">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8">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67" table:default-cell-style-name="ce71"/>
        <table:table-column table:style-name="co85" table:default-cell-style-name="ce71"/>
        <table:table-column table:style-name="co24" table:default-cell-style-name="ce71"/>
        <table:table-column table:style-name="co4" table:default-cell-style-name="ce71"/>
        <table:table-column table:style-name="co25" table:default-cell-style-name="ce71"/>
        <table:table-column table:style-name="co86" table:default-cell-style-name="ce71"/>
        <table:table-row table:style-name="ro13">
          <table:table-cell table:style-name="Default" office:value-type="string">
            <text:p>rluu: I searched for the following words (when it related to this invention): record, thought, mind.</text:p>
          </table:table-cell>
          <table:table-cell table:style-name="ce70" table:number-columns-repeated="5"/>
        </table:table-row>
        <table:table-row table:style-name="ro14">
          <table:table-cell table:style-name="ce70" office:value-type="string">
            <text:p>Chapter</text:p>
          </table:table-cell>
          <table:table-cell table:style-name="ce70" office:value-type="string">
            <text:p>Page</text:p>
          </table:table-cell>
          <table:table-cell table:style-name="ce70" office:value-type="string">
            <text:p>Timestamp given</text:p>
          </table:table-cell>
          <table:table-cell table:style-name="ce70" office:value-type="string">
            <text:p>Actual timestamp</text:p>
          </table:table-cell>
          <table:table-cell table:style-name="ce70" office:value-type="string">
            <text:p>Event</text:p>
          </table:table-cell>
          <table:table-cell table:style-name="ce70" office:value-type="string">
            <text:p>Notes/Comments</text:p>
          </table:table-cell>
        </table:table-row>
        <table:table-row table:style-name="ro33">
          <table:table-cell office:value-type="string">
            <text:p>19</text:p>
          </table:table-cell>
          <table:table-cell office:value-type="string">
            <text:p>229</text:p>
          </table:table-cell>
          <table:table-cell office:value-type="string">
            <text:p>Current timestamp is June 1928</text:p>
          </table:table-cell>
          <table:table-cell/>
          <table:table-cell table:style-name="ce73" office:value-type="string">
            <text:p><text:span text:style-name="T10"><text:s/></text:span><text:span text:style-name="T10">Walter Kennelworth was graduated from Columbia College in June and prepared to work with </text:span><text:span text:style-name="T10">Robert in the office. Edna Quinton had proved to be a faithful employee and a valuable aid to </text:span><text:span text:style-name="T10">Robert. She had taken care of his business and looked after his financial transactions while he was </text:span><text:span text:style-name="T10">away. Robert soon went to work, on a new invention, and </text:span><text:span text:style-name="T11">perfected a machine to read the </text:span><text:span text:style-name="T11">minds of people a short distance away </text:span><text:span text:style-name="T10">and also a machine which he named the "Tel-talk." This </text:span><text:span text:style-name="T10">machine was made on the principle of the radio; by raising and lowering it at certain angles it would </text:span><text:span text:style-name="T10">record all the conferences in the different buildings in Wall Street. Robert also used this machine to </text:span><text:span text:style-name="T10">get reports on all the conferences of the big manipulators. He knew that manipulators in Wall </text:span><text:span text:style-name="T10">Street suspected that in some way he understood their plans as he was making money too fast </text:span><text:span text:style-name="T10">and they were conspiring to find a way to get him</text:span><text:span text:style-name="T13"> wrong on the market and break him. They </text:span><text:span text:style-name="T13">changed </text:span><text:span text:style-name="T10">their plans often but found that each time Robert was on the right side of the market. </text:span><text:span text:style-name="T10">Even his friend Walter knew nothing about Robert's latest invention. He kept it in a secret room, </text:span><text:span text:style-name="T10">and no one had ever seen it but himself. It was a very delicate little machine with indicators like a </text:span><text:span text:style-name="T10">compass, delicately balanced and operated by electricity. His success was causing great </text:span><text:span text:style-name="T10">excitement and schemers wanted to get his secret. They knew that Edna Quinton had been in his </text:span><text:span text:style-name="T10">office ever since he was in New York.</text:span></text:p>
          </table:table-cell>
          <table:table-cell/>
        </table:table-row>
        <table:table-row table:style-name="ro21">
          <table:table-cell office:value-type="string">
            <text:p>19</text:p>
          </table:table-cell>
          <table:table-cell office:value-type="string">
            <text:p>230, 231</text:p>
          </table:table-cell>
          <table:table-cell office:value-type="string">
            <text:p>Current timestamp is June 1928</text:p>
          </table:table-cell>
          <table:table-cell/>
          <table:table-cell table:style-name="ce74" office:value-type="string">
            <text:p><text:span text:style-name="T10"><text:s/></text:span><text:span text:style-name="T10">Before she had time to tell him what had happened the night before, he called her into his secret </text:span><text:span text:style-name="T10">office, the room that she had never seen before. There she saw all kinds of strange instruments </text:span><text:span text:style-name="T10">which she knew must be some of his new inventions. He took her to a </text:span><text:span text:style-name="T11">little machine in the </text:span><text:span text:style-name="T11">corner of the room and showed her some peculiar lines that the machine had recorded on </text:span><text:span text:style-name="T11">the paper the night before.</text:span><text:span text:style-name="T10"> He told her that his </text:span><text:span text:style-name="T11">machine received the impressions of people's </text:span><text:span text:style-name="T11">minds and recorded their </text:span><text:span text:style-name="T12"><text:s/>thoughts,</text:span><text:span text:style-name="T13"> </text:span><text:span text:style-name="T12">especially when they were greatly excited or </text:span><text:span text:style-name="T11">interested</text:span><text:span text:style-name="T10"> </text:span><text:span text:style-name="T10">in any matter. He read to her from the </text:span><text:span text:style-name="T11">record on the machine in substance</text:span><text:span text:style-name="T10"> exactly what had </text:span><text:span text:style-name="T10">been said to her the night before. Then he turned to the Bible and showed her where it said </text:span><text:span text:style-name="T10">"Everything that is concealed will be revealed, and everything that is covered will be uncovered." </text:span><text:span text:style-name="T10">Edna was more excited than she had ever been in her life. She knew that the machine had </text:span><text:span text:style-name="T10">revealed the truth. Then said to Mr. Gordon that she had intended to tell him that morning just what </text:span><text:span text:style-name="T10">had happened and hoped that he would believe that she was loyal to him and had refused to </text:span><text:span text:style-name="T10">accept a bribe. </text:span><text:span text:style-name="T11">[RG] then showed her another record on the machine like a phonograph </text:span><text:span text:style-name="T11">record which would record people's thoughts</text:span><text:span text:style-name="T10"> and told her that it indicated just what she had </text:span><text:span text:style-name="T10">been thinking about. </text:span><text:span text:style-name="T11">The machine had read her mind and recorded her thoughts.</text:span><text:span text:style-name="T10"> He assured </text:span><text:span text:style-name="T10">her that he did believe her and trust her. Edna was moved to tears at this great confidence. She </text:span><text:span text:style-name="T10">knew that never before had she been permitted to see this secret room and while she knew of </text:span><text:span text:style-name="T10">Robert's great love for Marie, she felt that this confidence he had placed in her was more than a </text:span><text:span text:style-name="T10">matter of business confidence and that he had some love for her. She had always admired him but </text:span><text:span text:style-name="T10">had never thought of loving him. </text:span><text:span text:style-name="T11">Now she knew that she did love him.</text:span></text:p>
          </table:table-cell>
          <table:table-cell/>
        </table:table-row>
        <table:table-row table:style-name="ro24">
          <table:table-cell table:style-name="ce72"/>
          <table:table-cell table:style-name="ce72" office:value-type="string">
            <text:p>237-238</text:p>
          </table:table-cell>
          <table:table-cell table:style-name="ce72" office:value-type="string">
            <text:p>None given, but it is near the end of 1928.</text:p>
          </table:table-cell>
          <table:table-cell table:style-name="ce72"/>
          <table:table-cell table:style-name="ce72"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8">machine for </text:span><text:span text:style-name="T8">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17">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66" table:default-cell-style-name="ce21"/>
        <table:table-column table:style-name="co87" table:default-cell-style-name="ce21"/>
        <table:table-column table:style-name="co88" table:default-cell-style-name="ce21"/>
        <table:table-column table:style-name="co89" table:default-cell-style-name="ce21"/>
        <table:table-column table:style-name="co90" table:default-cell-style-name="ce21"/>
        <table:table-column table:style-name="co91" table:default-cell-style-name="ce21"/>
        <table:table-column table:style-name="co4" table:number-columns-repeated="1018" table:default-cell-style-name="ce21"/>
        <table:table-row table:style-name="ro45">
          <table:table-cell table:style-name="ce15" office:value-type="string">
            <text:p>Chapter</text:p>
          </table:table-cell>
          <table:table-cell table:style-name="ce15" office:value-type="string">
            <text:p>Page</text:p>
          </table:table-cell>
          <table:table-cell table:style-name="ce15" office:value-type="string">
            <text:p>Timestamp given</text:p>
          </table:table-cell>
          <table:table-cell table:style-name="ce15" office:value-type="string">
            <text:p>Actual timestamp</text:p>
          </table:table-cell>
          <table:table-cell table:style-name="ce15" office:value-type="string">
            <text:p>Event</text:p>
          </table:table-cell>
          <table:table-cell table:style-name="ce15" office:value-type="string">
            <text:p>Notes/Comments</text:p>
          </table:table-cell>
          <table:table-cell table:number-columns-repeated="1018"/>
        </table:table-row>
        <table:table-row table:style-name="ro46">
          <table:table-cell table:style-name="ce29" office:value-type="string">
            <text:p>19</text:p>
          </table:table-cell>
          <table:table-cell table:style-name="ce29" office:value-type="string">
            <text:p>233, 234</text:p>
          </table:table-cell>
          <table:table-cell table:style-name="ce29" office:value-type="string">
            <text:p>Fall of 1928</text:p>
          </table:table-cell>
          <table:table-cell table:style-name="ce29"/>
          <table:table-cell table:style-name="ce35"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38">rays</text:span><text:span text:style-name="T22"> from the sun and produce heat powerful enough to melt down skyscrapers in a few minutes. </text:span><text:span text:style-name="T22">With these mirrors and the aid of electricity, they discovered a powerful </text:span><text:span text:style-name="T38">light ray </text:span><text:span text:style-name="T22">Robert knew that this was </text:span><text:span text:style-name="T22">going to be of great value in the coming war. </text:span><text:span text:style-name="T10">They named this machine </text:span><text:span text:style-name="T11">"The Demon of Death."</text:span><text:span text:style-name="T10"> Miss </text:span><text:span text:style-name="T10">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ext:span><text:span text:style-name="T11">touched.</text:span><text:span text:style-name="T10"> They held a conference and agreed that this new discovery must be kept secret and should never </text:span><text:span text:style-name="T10">be used except in the defense of the United States in time of war and only then if our country was in dire peril </text:span><text:span text:style-name="T10">and unable to cope with the enemy. There was one </text:span><text:span text:style-name="T13">secret connected with the machine that only Robert </text:span><text:span text:style-name="T10">knew. They intended to start to build a giant airship in a short time equipped with "The Demon of Death." </text:span><text:span text:style-name="T10">They figured it would send a </text:span><text:span text:style-name="T11">powerful death ray 3000 to 5000 miles through space, destroying </text:span><text:span text:style-name="T11">everything within a radius of 700 miles. </text:span><text:span text:style-name="T10">Work was started on the new machine with all secrecy. It had </text:span><text:span text:style-name="T10">already been christened "Marie the Angel of Mercy."</text:span></text:p>
          </table:table-cell>
          <table:table-cell office:value-type="string">
            <text:p>MAM is equipped with the DOD</text:p>
          </table:table-cell>
          <table:table-cell table:number-columns-repeated="1018"/>
        </table:table-row>
        <table:table-row table:style-name="ro38">
          <table:table-cell office:value-type="string">
            <text:p>19</text:p>
          </table:table-cell>
          <table:table-cell office:value-type="string">
            <text:p>235</text:p>
          </table:table-cell>
          <table:table-cell table:style-name="ce29" office:value-type="string">
            <text:p>Fall of 1928</text:p>
          </table:table-cell>
          <table:table-cell/>
          <table:table-cell table:style-name="ce34" office:value-type="string">
            <text:p><text:s/>After holding a conference, they decided that this invention [the machine to make airplanes invisible], as well as <text:span text:style-name="T8">"The Demon of Death"</text:span> should not be patented or offered for sale to any <text:span text:style-name="T8">Government</text:span>, that they would test it out and keep it a secret. Here Robert's great generosity showed itself again when he decided that this invention should be used in time of greatest need for the benefit of the <text:span text:style-name="T8">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8">"The Demon of Death</text:span>," which Robert had worked on untiringly day and night, was a great triumph for him, but his wonderful energy had been exhausted.</text:p>
          </table:table-cell>
          <table:table-cell table:number-columns-repeated="1019"/>
        </table:table-row>
        <table:table-row table:style-name="ro47">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8">The </text:span><text:span text:style-name="T8">Demon of Death</text:span>" -- they could destroy the enemy's bases and fortifications;</text:p>
          </table:table-cell>
          <table:table-cell table:number-columns-repeated="1019"/>
        </table:table-row>
        <table:table-row table:style-name="ro48">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8">Adirondack Mountains </text:span>for use in just such an emergency as this. He knew what the "<text:span text:style-name="T8">Demon of </text:span><text:span text:style-name="T8">Death</text:span>" could do and the sleeping gas invented by Captain Kennelworth. He thought of going to General Pearson, telling him of his discoveries and offering them to the <text:span text:style-name="T8">United States</text:span> to put into immediate use […].</text:p>
          </table:table-cell>
          <table:table-cell table:number-columns-repeated="1019"/>
        </table:table-row>
        <table:table-row table:style-name="ro49">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8">Demon of </text:span><text:span text:style-name="T8">Death</text:span>," -- the great <text:span text:style-name="T8">light ray </text:span>destroyer which they could use, and to tell nothing of the great ship "Marie the Angel of Mercy," which they had safely stored away in the <text:span text:style-name="T8">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50">
          <table:table-cell table:style-name="ce80"/>
          <table:table-cell table:style-name="ce80" office:value-type="string">
            <text:p>310-311 (“ray” mentioned on pg. 311)</text:p>
          </table:table-cell>
          <table:table-cell table:style-name="ce80" office:value-type="string">
            <text:p>None given, but during the attack on Cairo, Illinois.</text:p>
          </table:table-cell>
          <table:table-cell table:style-name="ce80"/>
          <table:table-cell table:style-name="ce81"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text:span><text:span text:style-name="T11">battleships for miles in every direction</text:span><text:span text:style-name="T10">. He was circling the sky at a high altitude and watching for an </text:span><text:span text:style-name="T10">opportunity. Finally, seeing the airplanes receding from Cairo when they thought they had completed the </text:span><text:span text:style-name="T10">destruction, </text:span><text:span text:style-name="T11">he pressed a button </text:span><text:span text:style-name="T10">and turned loose the powerful</text:span><text:span text:style-name="T11"> electric ray</text:span><text:span text:style-name="T10">. In less than a minute every </text:span><text:span text:style-name="T10">cruiser and hydroplane was blown to pieces or burnt up by the </text:span><text:span text:style-name="T11">electric current</text:span><text:span text:style-name="T10">. The enemy lost every man </text:span><text:span text:style-name="T10">on board their ships. While Cairo had been almost completely destroyed, this was the first real victory for the </text:span><text:span text:style-name="T10">United States since Colonel Gordon destroyed the "Tokyo J-1." The news was flashed all over the United </text:span><text:span text:style-name="T10">States and people on the Eastern Coast, from Boston to Miami, who feared destruction at any minute, </text:span><text:span text:style-name="T10">breathed a sigh of relief and hoped that this would turn the tide. The old-timers talked about the Yankee </text:span><text:span text:style-name="T10">ingenuity and said that the brains of the United States were the greatest in the world and would find a way to </text:span><text:span text:style-name="T10">overcome any obstacle and defeat the enemies no matter how powerful they were.</text:span></text:p>
          </table:table-cell>
          <table:table-cell table:style-name="ce80" office:value-type="string">
            <text:p>Connection to pg. 289.</text:p>
          </table:table-cell>
          <table:table-cell table:number-columns-repeated="1018"/>
        </table:table-row>
        <table:table-row table:style-name="ro51">
          <table:table-cell table:style-name="ce80"/>
          <table:table-cell table:style-name="ce80" office:value-type="string">
            <text:p>333-334 (“light rays” mentioned on pg. 334)</text:p>
          </table:table-cell>
          <table:table-cell table:style-name="ce80" table:number-columns-repeated="2"/>
          <table:table-cell table:style-name="ce82" office:value-type="string">
            <text:p><text:span text:style-name="T39">“</text:span><text:span text:style-name="T39">I have the plan already worked out for this Tunnel thru the Air. I expect to accomplish it by the use of certain light </text:span><text:span text:style-name="T40">rays</text:span><text:span text:style-name="T39"> and light waves, sending a strong current thru the air on one side and another current on the other side anywhere </text:span><text:span text:style-name="T39">from 100 yards to miles wide and then thru another process that I have in mind, remove the air from between these lines </text:span><text:span text:style-name="T39">or currents, making a vacuum or space between the air which will really be a tunnel. We can drive our planes thru this </text:span><text:span text:style-name="T39">tunnel by radio </text:span><text:span text:style-name="T40">rays</text:span><text:span text:style-name="T39">, directing them from a great central station which I expect to build. All the aviators know that often </text:span><text:span text:style-name="T39">they run into what they call air-pockets in the air, which means nothing more than a vacuum made by Nature in some </text:span><text:span text:style-name="T39">way and that when these airpockets are encountered an airship will drop right down until denser layers of air are </text:span><text:span text:style-name="T39">reached. If Nature can construct a tunnel thru the air, then certainly man with the guidance of God’s divine power can do </text:span><text:span text:style-name="T39">it. It may be hard for you to understand and believe my theories, but they are founded on faith and the knowledge that </text:span><text:span text:style-name="T39">with God nothing is impossible.</text:span></text:p>
          </table:table-cell>
          <table:table-cell table:style-name="ce80" office:value-type="string">
            <text:p>The “light rays” talked about here are related to a Tunnel, not the DOD.</text:p>
          </table:table-cell>
          <table:table-cell table:number-columns-repeated="1018"/>
        </table:table-row>
        <table:table-row table:style-name="ro38">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8">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8">Demon of Death</text:span>” to be moved in. Colonel Kennelworth and <text:span text:style-name="T8">another assistant</text:span> were sent at once to the <text:span text:style-name="T8">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38">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8">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5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8">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47">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8">Demon of Death</text:span>," awaiting the attack upon New York.</text:p>
          </table:table-cell>
          <table:table-cell table:number-columns-repeated="1019"/>
        </table:table-row>
        <table:table-row table:style-name="ro38">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8">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8">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39">
          <table:table-cell/>
          <table:table-cell office:value-type="string">
            <text:p>361-362 (DOD mentioned on pg. 361)</text:p>
          </table:table-cell>
          <table:table-cell office:value-type="string">
            <text:p>8 o'clock on the evening of June 8, [1932]</text:p>
          </table:table-cell>
          <table:table-cell/>
          <table:table-cell table:style-name="ce34"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text:span><text:span text:style-name="T10">watching his different instruments and soon noticed on the other side of the room the radio interceptor start </text:span><text:span text:style-name="T10">to work. He stepped up to it and listened, caught the orders going from the different enemy headquarters, </text:span><text:span text:style-name="T10">giving instructions for the combined attack on New York City at </text:span><text:span text:style-name="T11">10 o'clock that night</text:span><text:span text:style-name="T10">. He immediately gave </text:span><text:span text:style-name="T10">instructions for all the electric lights to be kept on all night and all buildings to be well lighted to show his </text:span><text:span text:style-name="T10">confidence and let the enemy know that he expected the attack. Colonel Edna Kennelworth was ordered to </text:span><text:span text:style-name="T10">instruct all army headquarters to send radio messages to the enemy that Supreme Commander Gordon had </text:span><text:span text:style-name="T10">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text:span><text:span text:style-name="T10">waiting for them to destroy the building.</text:span></text:p>
          </table:table-cell>
          <table:table-cell office:value-type="string">
            <text:p>This is right before the attack on New York City.</text:p>
          </table:table-cell>
          <table:table-cell table:number-columns-repeated="1018"/>
        </table:table-row>
        <table:table-row table:style-name="ro39">
          <table:table-cell/>
          <table:table-cell office:value-type="string">
            <text:p>362</text:p>
          </table:table-cell>
          <table:table-cell office:value-type="string">
            <text:p>10 minutes after 10 o'clock [pm, June 8, 1932].</text:p>
          </table:table-cell>
          <table:table-cell/>
          <table:table-cell table:style-name="ce34" office:value-type="string">
            <text:p><text:span text:style-name="T10"><text:s/></text:span><text:span text:style-name="T10">When the news reached the enemy, they knew that in some way their plans had leaked out, but it was too </text:span><text:span text:style-name="T10">late now to make any change and to delay attack might mean defeat later, so the orders were carried out. </text:span><text:span text:style-name="T10">About 10 minutes after 10 o'clock, Supreme Commander Gordon sighted the first airplane of the fleet </text:span><text:span text:style-name="T10">approaching 40 or 50 miles up the Hudson River. He watched them until they got within about 20 miles of </text:span><text:span text:style-name="T10">New York City, near Yonkers, then he slowly swung the "</text:span><text:span text:style-name="T11">Demon of Death</text:span><text:span text:style-name="T10">" around on the revolving base and </text:span><text:span text:style-name="T10">turned on the rays, at the same time starting the</text:span></text:p>
            <text:p><text:span text:style-name="T10">sleeping gas machine working. He swept the territory for 50 or 60 miles in every direction, and as the rays </text:span><text:span text:style-name="T10">from the "</text:span><text:span text:style-name="T11">Demon of Death</text:span><text:span text:style-name="T10">" struck the enemy planes, their motors leaped into a liquid flame. Supreme </text:span><text:span text:style-name="T10">Commander Gordon saw that the "</text:span><text:span text:style-name="T11">Demon of Death</text:span><text:span text:style-name="T10">" was doing its work so he pressed a button and Colonel </text:span><text:span text:style-name="T10">Edna Kennelworth appeared. He told her to put on powerful glasses and to look at the planes going down. </text:span><text:span text:style-name="T10">One by one she saw the motors dissolved by the flame from the rays of the "</text:span><text:span text:style-name="T11">Demon of Death</text:span><text:span text:style-name="T10">" and the </text:span><text:span text:style-name="T10">planes falling, one by one, to the ground.</text:span></text:p>
          </table:table-cell>
          <table:table-cell office:value-type="string">
            <text:p>Wave 1 (North) of the attack on New York City.</text:p>
          </table:table-cell>
          <table:table-cell table:number-columns-repeated="1018"/>
        </table:table-row>
        <table:table-row table:style-name="ro48">
          <table:table-cell/>
          <table:table-cell office:value-type="string">
            <text:p>362-363</text:p>
          </table:table-cell>
          <table:table-cell office:value-type="string">
            <text:p>A few minutes after the Northern army was wiped out.</text:p>
          </table:table-cell>
          <table:table-cell/>
          <table:table-cell table:style-name="ce28" office:value-type="string">
            <text:p><text:span text:style-name="T10"><text:s/></text:span><text:span text:style-name="T10">A few minutes after the Northern army was wiped out, the signal came that a great fleet of airplanes was </text:span><text:span text:style-name="T10">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text:span><text:span text:style-name="T10">crossed Fire Island. He let them get within </text:span><text:span text:style-name="T11">30 to 40 miles </text:span><text:span text:style-name="T10">as they came up across the Great South Bay, then </text:span><text:span text:style-name="T10">he again turned loose the "</text:span><text:span text:style-name="T11">Demon of Death</text:span><text:span text:style-name="T10">." Swiftly the planes went down in flames, ending the attack from </text:span><text:span text:style-name="T10">the ocean.</text:span></text:p>
          </table:table-cell>
          <table:table-cell office:value-type="string">
            <text:p>Wave 2 (East) of the attack on New York City.</text:p>
          </table:table-cell>
          <table:table-cell table:number-columns-repeated="1018"/>
        </table:table-row>
        <table:table-row table:style-name="ro53">
          <table:table-cell/>
          <table:table-cell office:value-type="string">
            <text:p>363-364 (DOD on pg. 363)</text:p>
          </table:table-cell>
          <table:table-cell office:value-type="string">
            <text:p>A little while longer [after the Wave 2 (East) attack on NYC].</text:p>
          </table:table-cell>
          <table:table-cell/>
          <table:table-cell table:style-name="ce34" office:value-type="string">
            <text:p><text:span text:style-name="T10"><text:s/></text:span><text:span text:style-name="T10">He watched a little while longer and saw across Staten Island another flock of planes which he knew was </text:span><text:span text:style-name="T10">coming from Southern headquarters. He called Colonel Edna Kennelworth and said: "This time you may </text:span><text:span text:style-name="T10">operate </text:span><text:span text:style-name="T38">'Spitfire'</text:span><text:span text:style-name="T10"> and destroy the Southern wing." She was a little nervous at first but knowing what this </text:span><text:span text:style-name="T10">great machine could do, she turned it on, slowly lowered and raised it, moving to the right and left, until she </text:span><text:span text:style-name="T10">gauged the distance of the approaching planes. One by one she saw their motors turn to liquid fire and sink </text:span><text:span text:style-name="T10">to the earth. Turning to Supreme Commander Gordon she said, "Look." He focused his powerful glasses </text:span><text:span text:style-name="T10">toward the South and saw that the air</text:span></text:p>
            <text:p><text:span text:style-name="T10">was clear. Turning around he said: "Edna, you are a wonderful woman and I am happy to have you take this </text:span><text:span text:style-name="T10">part in saving your country. This is the day of women and their influence must help to win war forever." "It </text:span><text:span text:style-name="T10">seems a shame," she replied, "that the lives of all these brave men from so many nations should be </text:span><text:span text:style-name="T10">sacrificed. Among the planes that went down by the thousands, I could see some were </text:span><text:span text:style-name="T11">English, German, </text:span><text:span text:style-name="T11">Spanish, Austrian, Russian, Japanese, Turkish, and Arabian planes</text:span><text:span text:style-name="T10">. Certainly almost the entire world is</text:span><text:span text:style-name="T13"> </text:span><text:span text:style-name="T13">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54">
          <table:table-cell/>
          <table:table-cell office:value-type="string">
            <text:p>367</text:p>
          </table:table-cell>
          <table:table-cell office:value-type="string">
            <text:p>None given, but right after Wave 4 (West) of the attack on NYC.</text:p>
          </table:table-cell>
          <table:table-cell/>
          <table:table-cell table:style-name="ce34" office:value-type="string">
            <text:p><text:span text:style-name="T10"><text:s/></text:span><text:span text:style-name="T10">His first thought was of Marie, his next thought was of his old friend Walter Kennelworth. He sent the first </text:span><text:span text:style-name="T10">message of the victory over his secret radio to him. "The enemy has attacked New York from four sides, </text:span><text:span text:style-name="T10">more than 100,000 strong. The '</text:span><text:span text:style-name="T11">Demon of Death</text:span><text:span text:style-name="T10">' has done its work. The Tunnel machines have performed </text:span><text:span text:style-name="T10">a miracle. More than 50,000</text:span></text:p>
            <text:p><text:span text:style-name="T10">aviators are sleeping in our nets. Your great discovery has made this a painless victory. Edna, your noble </text:span><text:span text:style-name="T10">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55">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text:span><text:span text:style-name="T10">both the</text:span></text:p>
            <text:p><text:span text:style-name="T10">shields and the bucklers, the bows and the arrows, and the handstaves and the spears, and they shall burn </text:span><text:span text:style-name="T10">them with fire seven years." This meant the "</text:span><text:span text:style-name="T11">Demon of Death</text:span><text:span text:style-name="T10">" which had burned up the motors of the </text:span><text:span text:style-name="T10">attacking airplanes.</text:span></text:p>
          </table:table-cell>
          <table:table-cell table:number-columns-repeated="1019"/>
        </table:table-row>
        <table:table-row table:style-name="ro56">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ext:span><text:span text:style-name="T11">taken down in the elevator to the 110</text:span><text:span text:style-name="T41">th</text:span><text:span text:style-name="T11"> floor</text:span><text:span text:style-name="T10"> to Supreme Commander Gordon's office. He found Colonel </text:span><text:span text:style-name="T10">Edna Kennelworth </text:span><text:span text:style-name="T11">sentinel</text:span><text:span text:style-name="T10"> at the door. She had met the President before and after saluting him asked if he </text:span><text:span text:style-name="T10">wished to see Supreme Commander Gordon. He replied that he did and she immediately conducted him to </text:span><text:span text:style-name="T10">his private office. The President rushed in and found Supreme Commander Gordon sitting peacefully reading </text:span><text:span text:style-name="T10">a newspaper. The President could hardly believe it and asked him for the facts of the attack upon New York </text:span><text:span text:style-name="T10">City and if all enemy planes had been destroyed. Supreme Commander Gordon told the President that it was </text:span><text:span text:style-name="T10">a fact. The President asked Supreme Commander Gordon if there had been any losses to our airplane fleet </text:span><text:span text:style-name="T10">in destroying the enemy and where our fleet was now located. The Supreme Commander pointed to the </text:span><text:span text:style-name="T10">"</text:span><text:span text:style-name="T11">Demon of Death</text:span><text:span text:style-name="T10">" and the sleeping gas machines and said: "There is the fleet which has destroyed and </text:span><text:span text:style-name="T10">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text:span><text:span text:style-name="T11">pressed</text:span><text:span text:style-name="T10"> and in a few minutes "Marie the Angel of Mercy," Robert's big ship, appeared in front of the window.</text:span></text:p>
          </table:table-cell>
          <table:table-cell table:number-columns-repeated="1019"/>
        </table:table-row>
        <table:table-row table:style-name="ro29">
          <table:table-cell/>
          <table:table-cell office:value-type="string">
            <text:p>376</text:p>
          </table:table-cell>
          <table:table-cell office:value-type="string">
            <text:p>About 4:00 am [June 9, 1932].</text:p>
          </table:table-cell>
          <table:table-cell/>
          <table:table-cell table:style-name="ce28" office:value-type="string">
            <text:p>Supreme Commander Gordon then explained fully the working of the "<text:span text:style-name="T8">Demon of Death</text:span>" to the President. <text:span text:style-name="T13"><text:s/></text:span><text:span text:style-name="T13">They stepped upon board "Marie the Angel of Mercy," </text:span><text:span text:style-name="T10">sailed out across Long Island, slowed the plane down, </text:span><text:span text:style-name="T10">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text:span><text:span text:style-name="T10">never been on an airship that was anchored in the air and was amazed at Supreme Commander Gordon's </text:span><text:span text:style-name="T10">marvelous invention. He handed the President</text:span><text:span text:style-name="T11"> a pair of powerful field glasses</text:span><text:span text:style-name="T10"> and told him to take a look. </text:span><text:span text:style-name="T10">The river was almost choked with the wrecks of the airplanes which had gone down defying the "</text:span><text:span text:style-name="T11">Demon of </text:span><text:span text:style-name="T11">Death</text:span><text:span text:style-name="T10">." Bodies of aviators wearing the uniforms of the </text:span><text:span text:style-name="T11">various nations</text:span><text:span text:style-name="T10"> were floating upon the waters. When </text:span><text:span text:style-name="T10">the Supreme Commander explained to the President that he</text:span></text:p>
            <text:p><text:span text:style-name="T10">believed that </text:span><text:span text:style-name="T11">not one of the enemy's planes had escaped</text:span><text:span text:style-name="T10">, he marveled at the wonderful invention and the </text:span><text:span text:style-name="T10">fact that </text:span><text:span text:style-name="T11">two men and a lone woman</text:span><text:span text:style-name="T10"> could accomplish such a feat.</text:span></text:p>
          </table:table-cell>
          <table:table-cell table:number-columns-repeated="1019"/>
        </table:table-row>
        <table:table-row table:style-name="ro38">
          <table:table-cell/>
          <table:table-cell office:value-type="string">
            <text:p>378</text:p>
          </table:table-cell>
          <table:table-cell office:value-type="string">
            <text:p>The forenoon of June 9 [1932].</text:p>
          </table:table-cell>
          <table:table-cell/>
          <table:table-cell table:style-name="ce28" office:value-type="string">
            <text:p><text:span text:style-name="T10"><text:s/></text:span><text:span text:style-name="T10">On their </text:span><text:span text:style-name="T11">return</text:span><text:span text:style-name="T10"> all was quiet in New York City. No one knew what had happened that night. The President </text:span><text:span text:style-name="T10">could not find words to express his appreciation for this wonderful work. He asked the Supreme Commander </text:span><text:span text:style-name="T10">what his future plans s</text:span><text:span text:style-name="T13">ere. </text:span><text:span text:style-name="T10">Supreme Commander Gordon told the President to read the Bible, especially </text:span><text:span text:style-name="T10">Daniel's prophecy and the book of Ezekiel, and he would know what was yet to take place. It was agreed that </text:span><text:span text:style-name="T10">the news of the success with the "</text:span><text:span text:style-name="T11">Demon of Death</text:span><text:span text:style-name="T10">" and the sleeping gas machine was to be kept secret </text:span><text:span text:style-name="T10">and that the President was the only one to know of Robert's great invention. <text:s/></text:span><text:span text:style-name="T13"><text:s/>The President returned to </text:span><text:span text:style-name="T13">Washington on the forenoon </text:span><text:span text:style-name="T10">of June 9th, feeling much elated over the wonderful victory, proud of his native </text:span><text:span text:style-name="T10">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52">
          <table:table-cell/>
          <table:table-cell office:value-type="string">
            <text:p>382</text:p>
          </table:table-cell>
          <table:table-cell office:value-type="string">
            <text:p>Early part of July 1932.</text:p>
          </table:table-cell>
          <table:table-cell/>
          <table:table-cell table:style-name="ce34" office:value-type="string">
            <text:p><text:span text:style-name="T10"><text:s/></text:span><text:span text:style-name="T10">The United States Army scouting planes reported that the enemy scouts were going out more frequently </text:span><text:span text:style-name="T10">each night</text:span></text:p>
            <text:p><text:span text:style-name="T10">and some of them had been seen 50,000 or 60,000 feet in the air. They thought that they were getting ready </text:span><text:span text:style-name="T10">to make another attack and were trying to get a line on what the United States forces were planning to do. </text:span><text:span text:style-name="T10">The Supreme Commander went to </text:span><text:span text:style-name="T11">Washington</text:span><text:span text:style-name="T10"> to test out the "</text:span><text:span text:style-name="T11">Demon of Death</text:span><text:span text:style-name="T10">" which had been </text:span><text:span text:style-name="T11">installed </text:span><text:span text:style-name="T11">in the Capitol Building</text:span><text:span text:style-name="T10"> and found it in good working </text:span><text:span text:style-name="T11">order</text:span><text:span text:style-name="T10">. A sleeping gas distributing machine and the </text:span><text:span text:style-name="T10">Tunnel machine had been set up there and he also tested them out.</text:span></text:p>
          </table:table-cell>
          <table:table-cell office:value-type="string">
            <text:p>Before the attack on Washington.</text:p>
          </table:table-cell>
          <table:table-cell table:number-columns-repeated="1018"/>
        </table:table-row>
        <table:table-row table:style-name="ro40">
          <table:table-cell/>
          <table:table-cell office:value-type="string">
            <text:p>382-383 (DOD mentioned on pg. 382)</text:p>
          </table:table-cell>
          <table:table-cell office:value-type="string">
            <text:p>Early part of July [1932]. <text:s/>July 2, [1932].</text:p>
          </table:table-cell>
          <table:table-cell/>
          <table:table-cell table:style-name="ce34" office:value-type="string">
            <text:p><text:span text:style-name="T10"><text:s/></text:span><text:span text:style-name="T10">In view of the splendid work done by Colonel Edna Kennelworth at the time of the attack on New York City, </text:span><text:span text:style-name="T10">Supreme Commander Gordon decided to send her to </text:span><text:span text:style-name="T11">Washington</text:span><text:span text:style-name="T10"> and put her in charge of the sleeping gas </text:span><text:span text:style-name="T10">distributing machine, the "</text:span><text:span text:style-name="T11">Demon of Death</text:span><text:span text:style-name="T10">," and the Tunnel machine. He instructed her that if an attack </text:span><text:span text:style-name="T10">came upon Washington, she was not to use the "</text:span><text:span text:style-name="T11">Demon of Death</text:span><text:span text:style-name="T10">" unless the sleeping gas failed or they </text:span><text:span text:style-name="T13"><text:s/></text:span><text:span text:style-name="T13">failed to get the enemy aviators into the Tunnel thru </text:span><text:span text:style-name="T10">the Air. He believed that if attack came upon </text:span><text:span text:style-name="T10">Washington, it would be the last and end the war. Because his country had ever stood for </text:span><text:span text:style-name="T11">love</text:span><text:span text:style-name="T10"> and liberty, if </text:span><text:span text:style-name="T10">its Capitol was attacked he wanted it to be saved by a bloodless victory. It would mean much to the United </text:span><text:span text:style-name="T10">States in future years if the </text:span><text:span text:style-name="T11">seat</text:span><text:span text:style-name="T10"> of government could</text:span></text:p>
            <text:p><text:span text:style-name="T10">be protected without taking the life of one of the enemy. With the Tunnel machine in New York, another one </text:span><text:span text:style-name="T10">in Cincinnati and a third machine in Washington, D. C., he would be able from New York City to place a </text:span><text:span text:style-name="T10">Tunnel thru the Air in every direction around Washington to capture the invading army of planes. Colonel </text:span><text:span text:style-name="T10">Edna Kennelworth said that she thought he was placing on </text:span><text:span text:style-name="T11">her shoulders</text:span><text:span text:style-name="T10"> a great responsibility, but that if </text:span><text:span text:style-name="T10">he had confidence in her, she would go and do her best. He told her that she could not fail and that there was </text:span><text:span text:style-name="T10">nothing to fear; that it would be much easier now to protect Washington than it was New York from attack. So </text:span><text:span text:style-name="T10">Colonel Edna Kennelworth went to </text:span><text:span text:style-name="T11">Washington</text:span><text:span text:style-name="T10">. She arrived there on </text:span><text:span text:style-name="T11">July 2nd</text:span><text:span text:style-name="T10">, and did not have long to </text:span><text:span text:style-name="T10">wait before seeing action.</text:span></text:p>
          </table:table-cell>
          <table:table-cell office:value-type="string">
            <text:p>Before the attack on Washington.</text:p>
          </table:table-cell>
          <table:table-cell table:number-columns-repeated="1018"/>
        </table:table-row>
        <table:table-row table:style-name="ro49">
          <table:table-cell/>
          <table:table-cell office:value-type="string">
            <text:p>392-393 (DOD mentioned on pg. 392).</text:p>
          </table:table-cell>
          <table:table-cell office:value-type="string">
            <text:p>July 20, [1932].</text:p>
          </table:table-cell>
          <table:table-cell/>
          <table:table-cell table:style-name="ce34" office:value-type="string">
            <text:p><text:span text:style-name="T10"><text:s/></text:span><text:span text:style-name="T10">He called Colonel Walter Kennelworth and Colonel Edna Kennelworth to his headquarters. Thanked them </text:span><text:span text:style-name="T10">for their services to the country; assured them of his appreciation of their loyalty and devotion and promoted </text:span><text:span text:style-name="T10">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text:span><text:span text:style-name="T10">However, he felt sure that there would be no more attacks. General Edna Kennelworth was ordered to </text:span><text:span text:style-name="T10">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57">
          <table:table-cell/>
          <table:table-cell table:style-name="ce14" office:value-type="float" office:value="393">
            <text:p>393</text:p>
          </table:table-cell>
          <table:table-cell office:value-type="string">
            <text:p>July 20, [1932].</text:p>
          </table:table-cell>
          <table:table-cell table:style-name="ce14"/>
          <table:table-cell table:style-name="ce83" office:value-type="string">
            <text:p><text:span text:style-name="T42"><text:s/></text:span><text:span text:style-name="T42">In bidding good-bye to his loyal comrades, he told them that he was going to take Marie the Angel </text:span><text:span text:style-name="T42">of Mercy, and was going alone to London, Berlin, Moscow, Madrid, Tokio and destroy buildings in </text:span><text:span text:style-name="T42">these cities and with the </text:span><text:span text:style-name="T43">light ray</text:span><text:span text:style-name="T42"> put every city in darkness, put the people to sleep and leave them </text:span><text:span text:style-name="T42">for 7 days. Then he would destroy or conquer every important city in the world in 6 days, just the </text:span><text:span text:style-name="T42">same as God created the world in 6 days, and that on the 7th day he would return to New York City </text:span><text:span text:style-name="T42">and await the action of the Allied </text:span><text:span text:style-name="T44">Nations in regard to peace. </text:span><text:span text:style-name="T42">He ordered all of the countries notified by </text:span><text:span text:style-name="T42">radio that he would leave New York City on Marie the Angel of Mercy, which could make 1000 </text:span><text:span text:style-name="T42">miles an hour, and when he arrived in London and other cities everyone should be out of the </text:span><text:span text:style-name="T42">buildings which he would destroy with the "</text:span><text:span text:style-name="T45">Demon of Death</text:span><text:span text:style-name="T42">"; that this was to be a mission of </text:span><text:span text:style-name="T42">mercy and that he would not destroy one life if possible but that he must demonstrate the power that </text:span><text:span text:style-name="T42">he could destroy all life and buildings if necessary.</text:span></text:p>
          </table:table-cell>
          <table:table-cell office:value-type="string">
            <text:p>Right before RG's 7 days.</text:p>
          </table:table-cell>
          <table:table-cell table:number-columns-repeated="1018"/>
        </table:table-row>
        <table:table-row table:style-name="ro29">
          <table:table-cell/>
          <table:table-cell office:value-type="string">
            <text:p>393-394 (“death ray” mentioned on pg. 394).</text:p>
          </table:table-cell>
          <table:table-cell office:value-type="string">
            <text:p>7 am on July 21 [1932]. (RG's 7 days).</text:p>
          </table:table-cell>
          <table:table-cell/>
          <table:table-cell table:style-name="ce34" office:value-type="string">
            <text:p><text:span text:style-name="T10"><text:s/></text:span><text:span text:style-name="T10">At 7 A.M. on July 21st, Supreme Commander Gordon sailed away in the Marie the Angel </text:span><text:span text:style-name="T13">of Mercy and </text:span><text:span text:style-name="T12">in a </text:span><text:span text:style-name="T12">little over three hours</text:span><text:span text:style-name="T13"> he was over </text:span><text:span text:style-name="T10">London. He notified them to clear all the big buildings on Lombard and </text:span><text:span text:style-name="T10">Downing Streets. They were unable to see his plane or hear it but they knew that he was somewhere over </text:span><text:span text:style-name="T10">London in the air. The people were frightened and cleared out of the buildings. Women and children were </text:span><text:span text:style-name="T10">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ext:span><text:span text:style-name="T10">they were butter. The people fell upon their knees in the streets and prayed to God to save them from this </text:span><text:span text:style-name="T10">great invisible force. Many people believed that it was an unseen power from heaven that had come to </text:span><text:span text:style-name="T10">destroy the world and that this was the end of the world. When he had completed the destruction of enough </text:span><text:span text:style-name="T10">buildings to show them his power, he circled over London time and time again, sending forth the sleeping gas </text:span><text:span text:style-name="T10">and the people all succumbed and went to sleep. With the power from his machine he extinguished all the </text:span><text:span text:style-name="T10">electric lights in the city and left it in darkness. The news of this terrible disaster was sent from London to the </text:span><text:span text:style-name="T10">Allied Enemy headquarters in the United States.</text:span></text:p>
          </table:table-cell>
          <table:table-cell office:value-type="string">
            <text:p>RG's 7 days. <text:s/>“death ray” (singular).</text:p>
          </table:table-cell>
          <table:table-cell table:number-columns-repeated="1018"/>
        </table:table-row>
        <table:table-row table:style-name="ro58">
          <table:table-cell/>
          <table:table-cell office:value-type="string">
            <text:p>394-395</text:p>
          </table:table-cell>
          <table:table-cell table:number-columns-repeated="2"/>
          <table:table-cell table:style-name="ce28" office:value-type="string">
            <text:p><text:span text:style-name="T46"><text:s/></text:span><text:span text:style-name="T46">Supreme Commander Gordon then proceeded on the following day to Berlin. He intended to teach the Germans a </text:span><text:span text:style-name="T46">lesson that they never would forget. He would show mercy that they had never shown because not one woman or child </text:span><text:span text:style-name="T46">would be harmed, but protected. Not one human life would be taken, but he would make the destruction of buildings in </text:span><text:span text:style-name="T46">Berlin so complete that they would never forget his visit. He would remind them that the Kaiser and all of the great </text:span><text:span text:style-name="T46">German armies were powerless when Marie the Angel of Mercy sent</text:span><text:span text:style-name="T44"> forth its destructive </text:span><text:span text:style-name="T47">rays</text:span><text:span text:style-name="T44"> and sleeping gas. He </text:span><text:span text:style-name="T44">sailed </text:span><text:span text:style-name="T46">over Berlin and notified everyone to clear out of the buildings. He destroyed all of the important buildings on the </text:span><text:span text:style-name="T46">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59">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From there he proceeded to the beautiful city of Vienna and having the people removed from the buildings, </text:span><text:span text:style-name="T10">turned on the "</text:span><text:span text:style-name="T11">Demon of Death</text:span><text:span text:style-name="T10">" and melted the buildings down. Discharging sleeping gas from his machine, </text:span><text:span text:style-name="T10">he said good-bye to Vienna and proceeded to Moscow.</text:span></text:p>
          </table:table-cell>
          <table:table-cell office:value-type="string">
            <text:p>RG's 7 days.</text:p>
          </table:table-cell>
          <table:table-cell table:number-columns-repeated="1018"/>
        </table:table-row>
        <table:table-row table:style-name="ro60">
          <table:table-cell/>
          <table:table-cell office:value-type="string">
            <text:p>397</text:p>
          </table:table-cell>
          <table:table-cell office:value-type="string">
            <text:p>None given, but during RG's 7 days.</text:p>
          </table:table-cell>
          <table:table-cell/>
          <table:table-cell table:style-name="ce35" office:value-type="string">
            <text:p><text:span text:style-name="T10"><text:s/></text:span><text:span text:style-name="T10">The poor and uneducated people of </text:span><text:span text:style-name="T11">Russia</text:span><text:span text:style-name="T10"> had been warned of his coming. The newspapers told them </text:span><text:span text:style-name="T10">what had been happening in other cities, but the people refused to believe that they would not be destroyed. </text:span><text:span text:style-name="T10">Many of them rushed to the waters and drowned themselves. Others went to the forests to hide. Moscow </text:span><text:span text:style-name="T10">was more excited than ever before. People had been praying day and night before he arrived. Finally when </text:span><text:span text:style-name="T10">he was over Moscow, he sent a radio message that they should clear all the important buildings which he </text:span><text:span text:style-name="T10">was going to destroy. He descended very low and located the buildings and when he had been notified that </text:span><text:span text:style-name="T10">the people had been moved to </text:span><text:span text:style-name="T11">safety</text:span><text:span text:style-name="T10">, turned on the "</text:span><text:span text:style-name="T11">Demon of Death</text:span><text:span text:style-name="T10">." As the buildings leapt into flames </text:span><text:span text:style-name="T10">and the people could see them, they were sure that this was the end of the world and that God was </text:span><text:span text:style-name="T10">destroying it by fire, because they were unable to see the source from which the destruction was coming, the </text:span><text:span text:style-name="T10">destroying </text:span><text:span text:style-name="T11">rays</text:span><text:span text:style-name="T10"> from the machine being invisible and Marie the Angel of Mercy being invisible. When he had </text:span><text:span text:style-name="T10">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61">
          <table:table-cell/>
          <table:table-cell office:value-type="string">
            <text:p>398</text:p>
          </table:table-cell>
          <table:table-cell office:value-type="string">
            <text:p>None given, but during RG's 7 days.</text:p>
          </table:table-cell>
          <table:table-cell/>
          <table:table-cell table:style-name="ce34"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8">discharged the </text:span><text:span text:style-name="T9">death rays</text:span><text:span text:style-name="T8">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24">
          <table:table-cell/>
          <table:table-cell office:value-type="string">
            <text:p>398-399 (“death rays” split between the pages)</text:p>
          </table:table-cell>
          <table:table-cell office:value-type="string">
            <text:p>None given, but during RG's 7 days.</text:p>
          </table:table-cell>
          <table:table-cell/>
          <table:table-cell table:style-name="ce34" office:value-type="string">
            <text:p><text:span text:style-name="T10"><text:s/></text:span><text:span text:style-name="T10">The Japs had been the first to declare war upon the United States and make an attack and they must be </text:span><text:span text:style-name="T10">taught a lesson which they would remember so long as the world stood. He ordered all the men removed </text:span><text:span text:style-name="T10">from their battleships and proceeded to </text:span><text:span text:style-name="T11">discharge the </text:span><text:span text:style-name="T9">death rays</text:span><text:span text:style-name="T12"> into the water</text:span><text:span text:style-name="T13"> and destroy them. When </text:span><text:span text:style-name="T13">he began </text:span><text:span text:style-name="T10">to destroy the important buildings the people thought that it was another earthquake because they </text:span><text:span text:style-name="T10">had not forgotten how their buildings had crumbled down years before. He assured them that no lives would </text:span><text:span text:style-name="T10">be taken, that they would be allowed to sleep for 7 days in peace; leaving the city in darkness and the </text:span><text:span text:style-name="T10">inhabitants asleep, he proceeded to Melbourne and Sydney, Australia.</text:span></text:p>
          </table:table-cell>
          <table:table-cell office:value-type="string">
            <text:p>RG's 7 days. “death rays” (plural).</text:p>
          </table:table-cell>
          <table:table-cell table:number-columns-repeated="1018"/>
        </table:table-row>
        <table:table-row table:style-name="ro62">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34" office:value-type="string">
            <text:p><text:span text:style-name="T10"><text:s/></text:span><text:span text:style-name="T10">The City of Mexico was next notified that they would have the final and greatest demonstration of the power </text:span><text:span text:style-name="T10">of Marie the Angel of Mercy. The Mexicans and Spaniards knew that Supreme Commander Gordon was born </text:span><text:span text:style-name="T10">in the State of Texas. They remembered the Battle of the Alamo and Goliad. The poor class of Mexicans </text:span><text:span text:style-name="T10">refused to believe after Mexico had joined with Japan and Spain against the United States, that any Texan </text:span><text:span text:style-name="T10">would spare their lives. They had prayed day and night since they learned that the Supreme Commander of </text:span><text:span text:style-name="T10">the United States with Marie the Angel of Mercy was to visit them. He told them that this machine took its </text:span><text:span text:style-name="T10">power from the air and that the </text:span><text:span text:style-name="T38">rays</text:span><text:span text:style-name="T10"> were powerful enough to melt down the mountains and that he would </text:span><text:span text:style-name="T10">destroy some of the mountains of Mexico and all the</text:span></text:p>
            <text:p><text:span text:style-name="T10">old pyramids. Before he reached the City of Mexico, </text:span><text:span text:style-name="T13"><text:s/>he anchored over a mountain, turned on the </text:span><text:span text:style-name="T38">death </text:span><text:span text:style-name="T38">ray</text:span><text:span text:style-name="T13"> </text:span><text:span text:style-name="T10">and the mountain crumbled to dust. The old pyramids were also destroyed. When he reached the City of </text:span><text:span text:style-name="T10">Mexico, he informed them that he had destroyed the mountains to fulfill the prophecies in the Bible which </text:span><text:span text:style-name="T10">said that every mountain should be laid low and every valley should be exalted. A large part of forces of the </text:span><text:span text:style-name="T10">enemy and their officers were located in the City of Mexico and they were notified to flee to the mountains </text:span><text:span text:style-name="T10">and hills where they could watch the destruction of the buildings. The Supreme Commander of the United </text:span><text:span text:style-name="T10">States said that they would not be put to sleep because he wanted them to watch the silent, sleeping city </text:span><text:span text:style-name="T10">while it remained in darkness for 7 days.</text:span></text:p>
          </table:table-cell>
          <table:table-cell office:value-type="string">
            <text:p>RG's 7 days. <text:s/>“rays” (plural). <text:s/>“death ray” (singular).</text:p>
          </table:table-cell>
          <table:table-cell table:number-columns-repeated="1018"/>
        </table:table-row>
        <table:table-row table:style-name="ro62" table:number-rows-repeated="1048542">
          <table:table-cell table:number-columns-repeated="1024"/>
        </table:table-row>
        <table:table-row table:style-name="ro62">
          <table:table-cell table:number-columns-repeated="1024"/>
        </table:table-row>
      </table:table>
      <table:table table:name="Machine to make airplanes invisible" table:style-name="ta1" table:print="false">
        <table:table-column table:style-name="co33" table:default-cell-style-name="ce88"/>
        <table:table-column table:style-name="co4" table:default-cell-style-name="ce88"/>
        <table:table-column table:style-name="co92" table:default-cell-style-name="ce88"/>
        <table:table-column table:style-name="co4" table:default-cell-style-name="ce88"/>
        <table:table-column table:style-name="co93" table:default-cell-style-name="ce88"/>
        <table:table-column table:style-name="co94" table:default-cell-style-name="ce88"/>
        <table:table-column table:style-name="co4" table:number-columns-repeated="1018" table:default-cell-style-name="ce88"/>
        <table:table-row table:style-name="ro14">
          <table:table-cell table:style-name="ce87" office:value-type="string">
            <text:p>Chapter</text:p>
          </table:table-cell>
          <table:table-cell table:style-name="ce87" office:value-type="string">
            <text:p>Page</text:p>
          </table:table-cell>
          <table:table-cell table:style-name="ce87" office:value-type="string">
            <text:p>Timestamp given</text:p>
          </table:table-cell>
          <table:table-cell table:style-name="ce87" office:value-type="string">
            <text:p>Actual timestamp</text:p>
          </table:table-cell>
          <table:table-cell table:style-name="ce87" office:value-type="string">
            <text:p>Event</text:p>
          </table:table-cell>
          <table:table-cell table:style-name="ce87" office:value-type="string">
            <text:p>Notes/Comments</text:p>
          </table:table-cell>
          <table:table-cell table:number-columns-repeated="1018"/>
        </table:table-row>
        <table:table-row table:style-name="ro41">
          <table:table-cell office:value-type="string">
            <text:p>19</text:p>
          </table:table-cell>
          <table:table-cell office:value-type="string">
            <text:p>235</text:p>
          </table:table-cell>
          <table:table-cell office:value-type="string">
            <text:p>Fall of 1928</text:p>
          </table:table-cell>
          <table:table-cell/>
          <table:table-cell table:style-name="ce89" office:value-type="string">
            <text:p><text:span text:style-name="T10"><text:s/></text:span><text:span text:style-name="T10">Everything moved along smoothly after this. Walter and Edna were happy in their work and the Fall of </text:span><text:span text:style-name="T10">1928 rewarded them with a new and wonderful discovery. They had been able to perfect a </text:span><text:span text:style-name="T11">machine </text:span><text:span text:style-name="T11">which would reflect light in such a way as to make an airplane invisible</text:span><text:span text:style-name="T10"> and this, together with </text:span><text:span text:style-name="T10">Robert's noiseless invention, </text:span><text:span text:style-name="T11">solved the problem</text:span><text:span text:style-name="T10">. He knew now that in time of war,</text:span><text:span text:style-name="T11"> the plane could be </text:span><text:span text:style-name="T11">used to sneak upon the enemy and that they would be unable to see or hear it</text:span><text:span text:style-name="T10">. After holding a </text:span><text:span text:style-name="T10">conference, they decided that this invention, as well as "The Demon of Death" should not be patented or </text:span><text:span text:style-name="T10">offered for sale to any Government, that they would test it out and keep it a secret. Here Robert's great </text:span><text:span text:style-name="T10">generosity showed itself again when he decided that this invention should be used in time of greatest </text:span><text:span text:style-name="T10">need for the benefit of the United States. Walter said, "Robert, love indeed does make a great man, </text:span><text:span text:style-name="T10">makes him unselfish, causes him to think of his country, of his mother, his sweetheart and everything </text:span><text:span text:style-name="T10">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66">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8">invisible</text:span> plane. An <text:span text:style-name="T8">invisible</text:span>, noiseless plane will be one of the things to beat the enemy. When our planes can travel high or low, <text:span text:style-name="T8">no longer be </text:span><text:span text:style-name="T8">seen</text:span> or heard, we will be able to obtain information about the enemy’s position and plans and thereby know their weak points, when and where to attack.</text:p>
          </table:table-cell>
          <table:table-cell table:number-columns-repeated="1019"/>
        </table:table-row>
        <table:table-row table:style-name="ro24">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8">invisible</text:span> planes so that we can pass thru the air without being interfered with or harmed and <text:span text:style-name="T8">without being seen</text:span> or heard, our victory is assured. To make a Tunnel thru the Air is not at all impossible. <text:s/>It is just as easy as to put a tunnel under the earth or drive a submarine under the water. While <text:span text:style-name="T8">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24">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8"> invisible </text:span><text:span text:style-name="T8">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66">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8">invisible</text:span> and reported to him that they had <text:span text:style-name="T8">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8">stabilizer </text:span>and <text:span text:style-name="T8">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8">Marie the </text:span><text:span text:style-name="T8">Angel of Mercy</text:span>" and she was made an<text:span text:style-name="T8"> invisible airship</text:span>. This motor was able to take its power from the air.</text:p>
          </table:table-cell>
          <table:table-cell table:number-columns-repeated="1019"/>
        </table:table-row>
        <table:table-row table:style-name="ro20">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8">invisible</text:span>.</text:p>
          </table:table-cell>
          <table:table-cell table:number-columns-repeated="1019"/>
        </table:table-row>
        <table:table-row table:style-name="ro22">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8"> invisible noiseless planes</text:span> to load up with <text:span text:style-name="T8">hundreds of </text:span><text:span text:style-name="T8">thousands of newspapers</text:span> which told of the great victory, sail at <text:span text:style-name="T35">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18">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8">silent, invisible </text:span><text:span text:style-name="T8">planes.</text:span></text:p>
          </table:table-cell>
          <table:table-cell office:value-type="string">
            <text:p>Right before RG's 7 days.</text:p>
          </table:table-cell>
          <table:table-cell table:number-columns-repeated="1018"/>
        </table:table-row>
        <table:table-row table:style-name="ro50">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Marie the Angel of Mercy and<text:span text:style-name="T8">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8">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67">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8">the destroying rays from the machine being </text:span><text:span text:style-name="T9">invisible</text:span> and <text:span text:style-name="T8">Marie the Angel of Mercy being </text:span><text:span text:style-name="T9">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6">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8">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95" table:default-cell-style-name="ce96"/>
        <table:table-column table:style-name="co96" table:default-cell-style-name="ce96"/>
        <table:table-column table:style-name="co24" table:default-cell-style-name="ce96"/>
        <table:table-column table:style-name="co4" table:default-cell-style-name="ce96"/>
        <table:table-column table:style-name="co97" table:default-cell-style-name="ce96"/>
        <table:table-column table:style-name="co98" table:default-cell-style-name="ce96"/>
        <table:table-column table:style-name="co4" table:number-columns-repeated="1018" table:default-cell-style-name="ce96"/>
        <table:table-row table:style-name="ro13">
          <table:table-cell table:style-name="ce93" office:value-type="string">
            <text:p>rluu: Post #22032 responds to someone who suggests that MAM might be Venus angles of Mercury.</text:p>
          </table:table-cell>
          <table:table-cell table:style-name="ce94" table:number-columns-repeated="5"/>
          <table:table-cell table:number-columns-repeated="1018"/>
        </table:table-row>
        <table:table-row table:style-name="ro13">
          <table:table-cell table:style-name="ce93" office:value-type="string">
            <text:p>rluu: The following are excerpts that I think are relevant for the search words: “Marie”, “angel”, “mercy”.</text:p>
          </table:table-cell>
          <table:table-cell table:style-name="ce94" table:number-columns-repeated="5"/>
          <table:table-cell table:number-columns-repeated="1018"/>
        </table:table-row>
        <table:table-row table:style-name="ro13">
          <table:table-cell table:style-name="ce93" office:value-type="string">
            <text:p>rluu: I believe “mercy” to be related to the “mercy” node in the Tree of Life.</text:p>
          </table:table-cell>
          <table:table-cell table:style-name="ce94" table:number-columns-repeated="5"/>
          <table:table-cell table:number-columns-repeated="1018"/>
        </table:table-row>
        <table:table-row table:style-name="ro14">
          <table:table-cell table:style-name="ce94" office:value-type="string">
            <text:p>Chapter</text:p>
          </table:table-cell>
          <table:table-cell table:style-name="ce94" office:value-type="string">
            <text:p>Page</text:p>
          </table:table-cell>
          <table:table-cell table:style-name="ce94" office:value-type="string">
            <text:p>Timestamp given</text:p>
          </table:table-cell>
          <table:table-cell table:style-name="ce94" office:value-type="string">
            <text:p>Actual timestamp</text:p>
          </table:table-cell>
          <table:table-cell table:style-name="ce94" office:value-type="string">
            <text:p>Event</text:p>
          </table:table-cell>
          <table:table-cell table:style-name="ce94" office:value-type="string">
            <text:p>Notes/Comments</text:p>
          </table:table-cell>
          <table:table-cell table:number-columns-repeated="1018"/>
        </table:table-row>
        <table:table-row table:style-name="ro70">
          <table:table-cell table:style-name="ce95"/>
          <table:table-cell table:style-name="ce97" office:value-type="string">
            <text:p>2-4 (“archangel” mentioned on pg. 3, “angels” mentioned on pg. 3.)</text:p>
          </table:table-cell>
          <table:table-cell table:style-name="ce97" office:value-type="string">
            <text:p>“[RG] at about the age of five.”</text:p>
          </table:table-cell>
          <table:table-cell table:style-name="ce95"/>
          <table:table-cell table:style-name="ce97"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8">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8">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8">angels</text:span>, in flaming fire taking vengeance on them that know not God, and that obey not the gospel of our Lord <text:span text:style-name="T8">Jesus Christ</text:span>.” The preacher said that the Lord had placed the <text:span text:style-name="T8">rainbow</text:span> in the sky as a testimony that he would never again destroy the world by<text:span text:style-name="T8"> water</text:span>, but explained that<text:span text:style-name="T8"> God would come again in a flame of fire </text:span>and thus take vengeance on those who did not believe and <text:span text:style-name="T8">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8">his word</text:span>.</text:p>
            <text:p/>
            <text:p>Bobbie was in Sunday School again and heard them read from 1 Tim. 2: 11-14: “Let the <text:span text:style-name="T8">woman</text:span> learn in <text:span text:style-name="T8">silence</text:span> with all <text:span text:style-name="T8">subjection</text:span>. But I suffer not a woman to teach, nor to usurp authority over the man, but to be in <text:span text:style-name="T8">silence</text:span>. For <text:span text:style-name="T8">Adam</text:span> was first <text:span text:style-name="T8">formed</text:span>, then <text:span text:style-name="T8">Eve</text:span>. <text:s/>And Adam was not deceived; but the woman being deceived, was in the transgression.” He asked the Sunday School teacher to explain what this meant, -- by learning in <text:span text:style-name="T8">silence</text:span> and <text:span text:style-name="T8">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8">Kingdom of God.</text:span>” She explained that his mother set an example more by her love and devotion than by <text:span text:style-name="T8">words</text:span>; that a mother's actions would influence a child more than anything she could say, and this was the great <text:span text:style-name="T8">silent </text:span>teaching.</text:p>
            <text:p/>
          </table:table-cell>
          <table:table-cell table:style-name="ce97" office:value-type="string">
            <text:p>This part in the beginning of the book seems to be about MAM in RG's 7 days, which is also described at the Peace Conference of the World.</text:p>
          </table:table-cell>
          <table:table-cell table:number-columns-repeated="1018"/>
        </table:table-row>
        <table:table-row table:style-name="ro71">
          <table:table-cell table:style-name="ce95"/>
          <table:table-cell table:style-name="ce97" office:value-type="string">
            <text:p>31-32 (“angel face” mentioned on pg. 31).</text:p>
          </table:table-cell>
          <table:table-cell table:style-name="ce97"/>
          <table:table-cell table:style-name="ce95"/>
          <table:table-cell table:style-name="ce97"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8">Marie's lovely</text:span> <text:span text:style-name="T8">angel face</text:span> marched sternly in the <text:span text:style-name="T8">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97" office:value-type="string">
            <text:p>Poem “A Broken Vow” included in a letter from Walter to Robert.</text:p>
          </table:table-cell>
          <table:table-cell table:number-columns-repeated="1018"/>
        </table:table-row>
        <table:table-row table:style-name="ro72">
          <table:table-cell table:style-name="ce95"/>
          <table:table-cell table:style-name="ce97" office:value-type="string">
            <text:p>169-170 (“angel faces” mentioned on pg. 170).</text:p>
          </table:table-cell>
          <table:table-cell table:style-name="ce97" office:value-type="string">
            <text:p>“[RG's] birthday” <text:s/>[June 9, 1927].</text:p>
          </table:table-cell>
          <table:table-cell table:style-name="ce95"/>
          <table:table-cell table:style-name="ce97" office:value-type="string">
            <text:p>Final verse (3rd verse) of poem “Lead Kindly Light":</text:p>
            <text:p/>
            <text:p>So long thy power hath blessed me, sure it still</text:p>
            <text:p>Will lead me on;</text:p>
            <text:p>O'er moor and fen, o'er crag and torrent till</text:p>
            <text:p>The <text:span text:style-name="T8">night</text:span> is gone;</text:p>
            <text:p>And with the <text:span text:style-name="T8">morn</text:span> those <text:span text:style-name="T8">angel</text:span> <text:span text:style-name="T8">faces</text:span> smile</text:p>
            <text:p>Which I have loved <text:span text:style-name="T8">long</text:span> since, and lost awhile.</text:p>
            <text:p/>
            <text:p>The <text:span text:style-name="T8">last few lines</text:span> of the final verse impressed him strongly. Robert felt that Marie was only lost for awhile and that on<text:span text:style-name="T8"> the coming morning</text:span> he would meet the future with a <text:span text:style-name="T8">smile</text:span>,<text:span text:style-name="T8"> face it with hope</text:span>, <text:span text:style-name="T35">courage</text:span> and <text:span text:style-name="T35">determination</text:span> and <text:span text:style-name="T8">make some new plans</text:span>; figure some other new way by which he might locate <text:span text:style-name="T8">Marie</text:span> or obtain some news of her whereabouts. Realizing more than ever that <text:span text:style-name="T8">hope</text:span> deferred maketh the heart grow sick, Robert read everything in the Bible that he could find on <text:span text:style-name="T8">love</text:span>. At last he read the <text:span text:style-name="T8">song of Solomon. </text:span><text:s/>Robert knew that he would never leave his first love and go back on her, that that was the one <text:span text:style-name="T8">love</text:span> of his life and that it would remain so long as there was life in his body. With this resolve in his heart he decided to <text:span text:style-name="T8">face</text:span> the future with <text:span text:style-name="T8">hope</text:span>.</text:p>
            <text:p/>
          </table:table-cell>
          <table:table-cell table:style-name="ce97"/>
          <table:table-cell table:number-columns-repeated="1018"/>
        </table:table-row>
        <table:table-row table:style-name="ro31">
          <table:table-cell table:style-name="ce95"/>
          <table:table-cell table:style-name="ce97" office:value-type="string">
            <text:p>172</text:p>
          </table:table-cell>
          <table:table-cell table:style-name="ce97" office:value-type="string">
            <text:p>None given.</text:p>
          </table:table-cell>
          <table:table-cell table:style-name="ce95"/>
          <table:table-cell table:style-name="ce97" office:value-type="string">
            <text:p>Psalms 19: 1, 4 and 6: “The heavens declare the <text:span text:style-name="T8">glory</text:span> of God: and the firmament sheweth his handywork.</text:p>
            <text:p>Their <text:span text:style-name="T8">line</text:span> is gone out thru all the earth, and their words to the <text:span text:style-name="T8">end of the world.</text:span> In them hath he set a <text:span text:style-name="T8">tabernacle for the sun</text:span>; His going forth is from the<text:span text:style-name="T8"> end of the heaven</text:span>, and his circuit unto the ends of it: and there is nothing hid from the heat thereof.”</text:p>
            <text:p>Psalms 136: 7 and 9:</text:p>
            <text:p>“To him that made great lights: for his <text:span text:style-name="T8">mercy </text:span>endureth for ever: The moon and the stars to rule by <text:span text:style-name="T8">night</text:span>: for his <text:span text:style-name="T8">mercy </text:span>endureth for ever.”</text:p>
          </table:table-cell>
          <table:table-cell table:style-name="ce97"/>
          <table:table-cell table:number-columns-repeated="1018"/>
        </table:table-row>
        <table:table-row table:style-name="ro14">
          <table:table-cell table:style-name="ce95"/>
          <table:table-cell table:style-name="ce97" office:value-type="string">
            <text:p>175</text:p>
          </table:table-cell>
          <table:table-cell table:style-name="ce97" office:value-type="string">
            <text:p>None given.</text:p>
          </table:table-cell>
          <table:table-cell table:style-name="ce95"/>
          <table:table-cell table:style-name="ce97" office:value-type="string">
            <text:p>Habakkuk 3:2: "O Lord, I have beard thy speech, and was afraid; O Lord, <text:span text:style-name="T8">revive thy work</text:span> in the <text:span text:style-name="T8">midst of the years</text:span>, in<text:span text:style-name="T8"> the midst of the years make known</text:span>; in wrath remember <text:span text:style-name="T8">mercy</text:span>."</text:p>
          </table:table-cell>
          <table:table-cell table:style-name="ce97"/>
          <table:table-cell table:number-columns-repeated="1018"/>
        </table:table-row>
        <table:table-row table:style-name="ro22">
          <table:table-cell table:style-name="ce95"/>
          <table:table-cell table:style-name="ce97" office:value-type="string">
            <text:p>192-193 (“angel” mentioned on pg. 193).</text:p>
          </table:table-cell>
          <table:table-cell table:style-name="ce97" office:value-type="string">
            <text:p>None given, but the previous date is “Monday June 13 [1927]”, and it is probably still this day.</text:p>
          </table:table-cell>
          <table:table-cell table:style-name="ce95"/>
          <table:table-cell table:style-name="ce97" office:value-type="string">
            <text:p>A great love like this must come to every man. In the <text:span text:style-name="T8">Springtime</text:span> of life it may be, or in those <text:span text:style-name="T8">sunny solaces</text:span> of the <text:span text:style-name="T8">afternoon</text:span> when the <text:span text:style-name="T8">waning day</text:span> brings sadness and man looks back and longs for the time when he might have loved, when he was younger and lived longer. <text:span text:style-name="T8">Love is the elixir of life.</text:span> It is a greater cure than any medicine. <text:s/>It has built up <text:span text:style-name="T8">kingdoms</text:span> and <text:span text:style-name="T8">destroyed nations</text:span>. You have ambitions now and a desire for gold, but after all, Walter, what can it buy? All the gold in the world cannot buy the tender touch of a little child’s <text:span text:style-name="T8">fingers</text:span> or the <text:span text:style-name="T8">lovelight</text:span> in <text:span text:style-name="T8">angel eyes</text:span> like <text:span text:style-name="T8">Marie’s</text:span>. It gives satisfaction that nothing else can.” <text:s/>Walter said, “Robert, you always drift back to Marie and her <text:span text:style-name="T8">eyes</text:span>. Those <text:span text:style-name="T8">beautiful black eyes</text:span> that you talk about may be wonderful, but you remember the old saying, ‘Can you be true to eyes of <text:span text:style-name="T8">black</text:span> or <text:span text:style-name="T8">brown</text:span>, when <text:span text:style-name="T8">blue</text:span> has smiled on you.’ You will find that a change will come sooner or later if Marie doesn’t show up and you will be the better for it.”</text:p>
          </table:table-cell>
          <table:table-cell table:style-name="ce97" office:value-type="string">
            <text:p>Angel connected to eyes.</text:p>
          </table:table-cell>
          <table:table-cell table:number-columns-repeated="1018"/>
        </table:table-row>
        <table:table-row table:style-name="ro22">
          <table:table-cell table:style-name="ce95"/>
          <table:table-cell table:style-name="ce97" office:value-type="string">
            <text:p>206</text:p>
          </table:table-cell>
          <table:table-cell table:style-name="ce97" office:value-type="string">
            <text:p>None given, but last timestamp is “Fall and Winter of 1927”.</text:p>
          </table:table-cell>
          <table:table-cell table:style-name="ce95"/>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8">angel</text:span> of memory would steal over me and I would again <text:span text:style-name="T8">hope</text:span> that some day, somewhere, I would find my Katie.” Here the old man’s eyes grew dim with tears. He<text:span text:style-name="T8"> drew an old wallet from his pocket</text:span>, took out a <text:span text:style-name="T8">package</text:span>, slowly unwrapped it. <text:s/>In there was a <text:span text:style-name="T8">picture</text:span> in a <text:span text:style-name="T8">little gold frame</text:span>. The aged hands trembled, his voice grew weak as he handed the picture to Robert with some faded <text:span text:style-name="T8">flowers</text:span> which he had <text:span text:style-name="T8">pressed</text:span> out and kept and said: “These <text:span text:style-name="T8">flowers</text:span> were picked by her own<text:span text:style-name="T8"> little</text:span> <text:span text:style-name="T8">hands</text:span> over<text:span text:style-name="T8"> forty years ago</text:span>.” <text:s/>He then broke down and wept bitterly. Robert was deeply moved by the old man’s great devotion to his long-lost sweetheart and begged him to tell more of the story.</text:p>
          </table:table-cell>
          <table:table-cell table:style-name="ce97"/>
          <table:table-cell table:number-columns-repeated="1018"/>
        </table:table-row>
        <table:table-row table:style-name="ro73">
          <table:table-cell table:style-name="ce95"/>
          <table:table-cell table:style-name="ce97" office:value-type="string">
            <text:p>211</text:p>
          </table:table-cell>
          <table:table-cell table:style-name="ce97" office:value-type="string">
            <text:p>None given, but last timestamp is “Fall and Winter of 1927”.</text:p>
          </table:table-cell>
          <table:table-cell table:style-name="ce95"/>
          <table:table-cell office:value-type="string">
            <text:p>The minister again bent over him and whispered slowly, “Will you accept <text:span text:style-name="T8">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8">faith</text:span> to a long-lost <text:span text:style-name="T8">love</text:span> must receive its reward in <text:span text:style-name="T8">heaven</text:span> and a just God will extend <text:span text:style-name="T8">mercy</text:span> to a soul like that,” said the minister. Robert was in tears. He felt that he had net only lost a friend, but a very dear friend, and that while the old man’s going had taken something from his life, yet <text:span text:style-name="T8">the example was one that would be of great comfort and benefit to him (RG)</text:span>. He knew that he would live <text:span text:style-name="T8">faithful</text:span> to <text:span text:style-name="T8">Marie</text:span>, and that <text:span text:style-name="T8">he would die, as the old man died, longing for Marie, no matter what happened.</text:span></text:p>
          </table:table-cell>
          <table:table-cell table:style-name="ce97"/>
          <table:table-cell table:number-columns-repeated="1018"/>
        </table:table-row>
        <table:table-row table:style-name="ro29">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99"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20">
          <table:table-cell office:value-type="string">
            <text:p>20</text:p>
          </table:table-cell>
          <table:table-cell office:value-type="string">
            <text:p>237</text:p>
          </table:table-cell>
          <table:table-cell office:value-type="string">
            <text:p>Approaching the end of 1928</text:p>
          </table:table-cell>
          <table:table-cell/>
          <table:table-cell table:style-name="ce99"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17">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00" office:value-type="string">
            <text:p><text:s/>The new ship "<text:span text:style-name="T8">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18">
          <table:table-cell/>
          <table:table-cell office:value-type="string">
            <text:p>254</text:p>
          </table:table-cell>
          <table:table-cell office:value-type="string">
            <text:p>None given.</text:p>
          </table:table-cell>
          <table:table-cell/>
          <table:table-cell table:style-name="ce100" office:value-type="string">
            <text:p>From legend of Silver Springs: "Gord A'mighty, dat chile a <text:span text:style-name="T8">angel</text:span> sho' nuff. She mus' done talked to de Lawd; she knowed how all dat gwine to be," muttered the old woman, as she rowed back to her cabin in the moonlight.</text:p>
          </table:table-cell>
          <table:table-cell table:number-columns-repeated="1019"/>
        </table:table-row>
        <table:table-row table:style-name="ro22">
          <table:table-cell/>
          <table:table-cell office:value-type="string">
            <text:p>255-256 (“angel” mentioned on pg. 256).</text:p>
          </table:table-cell>
          <table:table-cell office:value-type="string">
            <text:p>None given.</text:p>
          </table:table-cell>
          <table:table-cell/>
          <table:table-cell table:style-name="ce100" office:value-type="string">
            <text:p>As for the first time the secret bridal chamber of Silver Springs has been made known to the world, it will be interesting to its future visitors, as they approach that part of it known as <text:span text:style-name="T8">"Boiling Springs,"</text:span> to note in the whir of the water beneath (the only part of the water not perfectly placid) the constant shower of tiny, pearl-like shells poured forth from the fissure in the <text:span text:style-name="T8">rock</text:span>, and which Aunt Silly says are the jewels the <text:span text:style-name="T8">angels</text:span> gave Bernice Mayo upon her wedding morning when her lover joined her in their fairy palace in <text:span text:style-name="T8">Silver Springs</text:span>. There is, too, a curious <text:span text:style-name="T8">flower</text:span> growing in the springs -- a flower with leaf like a lily, and a blossom shaped like an orange blossom. Its peculiar waxy whiteness and yellow petals are like Bernice Mayo's <text:span text:style-name="T8">face</text:span> and <text:span text:style-name="T8">hair</text:span>, Aunt Silly says, and she calls them <text:span text:style-name="T8">"Bernice Bridal Wreath."</text:span> <text:s/>There is a legend among the young people of Ocala that a woman presented with one of these blossoms will become a bride ere the <text:span text:style-name="T8">close of the year</text:span>.</text:p>
          </table:table-cell>
          <table:table-cell table:number-columns-repeated="1019"/>
        </table:table-row>
        <table:table-row table:style-name="ro20">
          <table:table-cell office:value-type="string">
            <text:p>24</text:p>
          </table:table-cell>
          <table:table-cell office:value-type="string">
            <text:p>271</text:p>
          </table:table-cell>
          <table:table-cell table:style-name="ce98" office:value-type="string">
            <text:p>Latter part of April, 1929</text:p>
          </table:table-cell>
          <table:table-cell/>
          <table:table-cell table:style-name="ce99"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24">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8">Marie the Angel of Mercy</text:span>," -- his great plane secretly stored away in the <text:span text:style-name="T8">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6">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8">great ship</text:span> "<text:span text:style-name="T8">Marie the Angel of Mercy</text:span>," which they had safely stored away in the<text:span text:style-name="T8">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72">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8">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8">Adirondacks</text:span> to the secret hiding of “<text:span text:style-name="T8">Marie the Angel of Mercy</text:span>,” to test out this <text:span text:style-name="T8">giant Ezekiel airplane</text:span>, and bring it to <text:span text:style-name="T8">New York City</text:span>. The machine for distributing the sleeping gas which would reach a radius of 700 miles, was made in readiness on the top floor of the building. “<text:span text:style-name="T8">Marie the Angel of Mercy</text:span>” was in perfect working order, and arrived in New York ship-shape. <text:s/>The whole United States was waiting in anxiety because it was known that <text:span text:style-name="T8">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8">Supreme Commander Gordon dispatched the sleeping gas by “Marie the Angel of Mercy,”</text:span> and it was distributed to the planes all across the country. <text:span text:style-name="T8">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41">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8">large</text:span> <text:span text:style-name="T8">24-cylinder motor </text:span>was placed in "<text:span text:style-name="T8">Marie the Angel of Mercy</text:span>" and she was made an <text:span text:style-name="T8">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8">Marie the Angel of Mercy</text:span>," ascended to a height of more than <text:span text:style-name="T8">20 miles</text:span> and anchored the<text:span text:style-name="T8"> "Marie" </text:span>in the air. The new inventions were a perfect success and the machine <text:span text:style-name="T8">could rise to any height </text:span>and <text:span text:style-name="T8">anchor</text:span> and remain as long as it was desired and was <text:span text:style-name="T8">absolutely invisible</text:span>. <text:s/>He was now in position to construct a Tunnel thru the Air from New York to Europe and sail the <text:span text:style-name="T8">"Marie" </text:span>in safety thru it, then rise to a height of <text:span text:style-name="T8">20 to 50 miles</text:span> over any of the cities, anchor and start destruction. <text:s/>"<text:span text:style-name="T8">Marie the Angel of Mercy</text:span>" could carry enough sleeping gas to destroy or put to sleep people over thousands of miles of territory. After remaining anchored in the air for<text:span text:style-name="T8"> two days</text:span> to test "<text:span text:style-name="T8">Marie the Angel of Mercy</text:span>," Supreme Commander Gordon descended to New York, anchored at the <text:span text:style-name="T8">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24">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8">"Marie the Angel of Mercy</text:span>" was now equipped with the <text:span text:style-name="T8">Tunnel machine</text:span> which would automatically put a Tunnel thru the Air anywhere in any direction. The Supreme Commander had enlarged and improved upon the Tunnel machine or vacuum until it could be made <text:span text:style-name="T8">25 to 50 miles wide in any direction</text:span> <text:span text:style-name="T8">from a large city</text:span>. <text:s/>He had also discovered how to send ships thru the air without an <text:span text:style-name="T8">aviator</text:span>, directing them by<text:span text:style-name="T8"> radio rays,</text:span> which would enable them to distribute <text:span text:style-name="T8">sleeping gas</text:span> among the enemy's lines and prevent loss of any of his <text:span text:style-name="T8">valuable aviators</text:span>. He now had confidence that every city would be safe from an attack and no destruction could take place.</text:p>
          </table:table-cell>
          <table:table-cell table:style-name="ce98" office:value-type="string">
            <text:p>354 is the number of days in a lunar year.</text:p>
          </table:table-cell>
          <table:table-cell table:number-columns-repeated="1018"/>
        </table:table-row>
        <table:table-row table:style-name="ro6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8">Marie the Angel of Mercy</text:span>" and then realized what was in his mind at the time; that the <text:span text:style-name="T8">sleeping gas</text:span> should be named the "<text:span text:style-name="T8">God of</text:span> <text:span text:style-name="T8">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8">merci</text:span>less the enemy had been, sparing not the lives of women or children. We were now indeed <text:span text:style-name="T8">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6">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9">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8">A button was pressed </text:span>and<text:span text:style-name="T8"> in a few minutes</text:span> "<text:span text:style-name="T8">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8">I worked on it for years and completed it just before the war broke out</text:span>. <text:span text:style-name="T8">Its most useful work is yet to be done</text:span>." Supreme Commander Gordon then explained fully the working of the "Demon of Death" to the President.</text:p>
          </table:table-cell>
          <table:table-cell table:number-columns-repeated="1019"/>
        </table:table-row>
        <table:table-row table:style-name="ro14">
          <table:table-cell/>
          <table:table-cell office:value-type="string">
            <text:p>376</text:p>
          </table:table-cell>
          <table:table-cell table:number-columns-repeated="2"/>
          <table:table-cell office:value-type="string">
            <text:p>They stepped upon board "<text:span text:style-name="T8">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73">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8">descended close to the water and anchored in the air</text:span>.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66">
          <table:table-cell/>
          <table:table-cell office:value-type="string">
            <text:p>377</text:p>
          </table:table-cell>
          <table:table-cell table:number-columns-repeated="2"/>
          <table:table-cell office:value-type="string">
            <text:p>He then started "<text:span text:style-name="T8">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20">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8">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24">
          <table:table-cell/>
          <table:table-cell office:value-type="string">
            <text:p>378</text:p>
          </table:table-cell>
          <table:table-cell table:number-columns-repeated="2"/>
          <table:table-cell office:value-type="string">
            <text:p>On the way back, Supreme Commander Gordon told the President that the <text:span text:style-name="T8">Marie the Angel of Mercy</text:span> could make a <text:span text:style-name="T8">speed of 1000 miles an hour</text:span> and that <text:span text:style-name="T8">he</text:span> <text:span text:style-name="T8">could easily go round the world in 24 hours</text:span>. On their <text:span text:style-name="T8">return</text:span> all was quiet in New York City. <text:span text:style-name="T8">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8">Daniel's prophecy</text:span> and the <text:span text:style-name="T8">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18">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8"> forenoon of June 9th</text:span>, feeling much elated over the wonderful <text:span text:style-name="T8">victory</text:span>, proud of his native land and thankful that the Divine Power had given them the man of the <text:span text:style-name="T8">hour</text:span> at the right <text:span text:style-name="T8">time</text:span>.</text:p>
          </table:table-cell>
          <table:table-cell table:number-columns-repeated="1019"/>
        </table:table-row>
        <table:table-row table:style-name="ro14">
          <table:table-cell/>
          <table:table-cell office:value-type="string">
            <text:p>378</text:p>
          </table:table-cell>
          <table:table-cell office:value-type="string">
            <text:p>“forenoon of June 9” [1932]</text:p>
          </table:table-cell>
          <table:table-cell/>
          <table:table-cell office:value-type="string">
            <text:p>It had been a great <text:span text:style-name="T8">birthday</text:span> for Robert, because his country had been saved. His years of labor had been rewarded but yet no news had come of Marie.</text:p>
          </table:table-cell>
          <table:table-cell table:number-columns-repeated="1019"/>
        </table:table-row>
        <table:table-row table:style-name="ro74">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8">hands</text:span> <text:span text:style-name="T8">alone</text:span>, he could proceed to destroy every living thing in every nation, but his heart was full of <text:span text:style-name="T8">love</text:span> and <text:span text:style-name="T8">mercy</text:span> and only thru <text:span text:style-name="T8">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8">Marie</text:span> and as he <text:span text:style-name="T8">dreamed</text:span> of her, forgot whether he was <text:span text:style-name="T8">a man with Caesar</text:span> or a <text:span text:style-name="T8">God with Alexander</text:span>. Not once was he tempted to use the great power within his <text:span text:style-name="T8">hands</text:span>, for he knew that <text:span text:style-name="T8">love was kind and merciful</text:span>. All the writings of St. Paul had put stress on <text:span text:style-name="T8">love</text:span> and <text:span text:style-name="T8">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31">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8">General Walter Kennelworth</text:span> to take charge of headquarters in <text:span text:style-name="T8">New York</text:span>, operate the sleeping gas machine and to use the "Demon of Death" in case of emergency. However, he felt sure that there would be no more attacks. <text:s/><text:span text:style-name="T8">General Edna Kennelworth</text:span> was ordered to <text:span text:style-name="T8">Washington</text:span> to resume charge in the <text:span text:style-name="T8">Capitol Building</text:span> and operate the machines for defense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8">Marie the Angel of Mercy</text:span>, and was<text:span text:style-name="T8"> going alone</text:span> to <text:span text:style-name="T8">London, Berlin, Moscow, Madrid, Tokio </text:span>and destroy buildings in these cities and with the <text:span text:style-name="T8">light ray </text:span>put every city in <text:span text:style-name="T8">darkness</text:span>, put the people to <text:span text:style-name="T8">sleep</text:span> and leave them for<text:span text:style-name="T8"> 7 days</text:span>. Then he would destroy or conquer every important city in the world in <text:span text:style-name="T8">6 days</text:span>, just the same as God created the world in 6 days, and that <text:span text:style-name="T8">on the 7th day he would return to New York City</text:span> and await the action of the Allied Nations in regard to peace. He ordered all of the countries notified by <text:span text:style-name="T8">radio</text:span> that he would leave <text:span text:style-name="T8">New York City </text:span>on <text:span text:style-name="T8">Marie the Angel of Mercy</text:span>, which could make <text:span text:style-name="T8">1000 miles an hour</text:span>, and when he arrived in London and other cities everyone should be out of the buildings which he would destroy with the "Demon of Death"; that this was to be a mission of <text:span text:style-name="T8">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50">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8">7 A.M. on July 21st</text:span>, Supreme Commander Gordon sailed away in the <text:span text:style-name="T8">Marie the Angel of Mercy</text:span> and in<text:span text:style-name="T8">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24">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8">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8">Marie the Angel of Mercy </text:span>sent forth its destructive <text:span text:style-name="T8">rays</text:span> and <text:span text:style-name="T8">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31">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8">May 21st, 1927</text:span>. He informed the President that his time was limited, but in appreciation of the friendship of France he would anchor <text:span text:style-name="T8">Marie the Angel of Mercy</text:span> over Paris and <text:span text:style-name="T8">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41">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8">"Marie."</text:span> They could not see her and Supreme Commander Gordon communicated with them by radio and <text:span text:style-name="T8">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24">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8">"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31">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7</text:p>
          </table:table-cell>
          <table:table-cell table:number-columns-repeated="2"/>
          <table:table-cell table:style-name="ce10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66">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8">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20">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17">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8">Pekin</text:span>, China, where he destroyed buildings which had stood for thousands of years; discharged the sleeping gas and proceeded to <text:span text:style-name="T8">Tokio</text:span>.</text:p>
          </table:table-cell>
          <table:table-cell office:value-type="string">
            <text:p>RG's 7 days.</text:p>
          </table:table-cell>
          <table:table-cell table:number-columns-repeated="1018"/>
        </table:table-row>
        <table:table-row table:style-name="ro31">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18">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26">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8">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8">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20">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8">Marie the Angel of Mercy</text:span> if they could see her. He knew that <text:span text:style-name="T8">"Marie"</text:span> could rise to a height of<text:span text:style-name="T8">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24">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8">Marie the Angel of Mercy</text:span>. When he arrived there he <text:span text:style-name="T8">circled</text:span> over his own old home out near Red River; then sailed the <text:span text:style-name="T8">"Marie"</text:span> down Stateline Avenue and anchored her in the air about <text:span text:style-name="T8">100 feet </text:span>above the street. He turned on the lights and made his great ship <text:span text:style-name="T8">visible</text:span>, so the people could see what had accomplished the great <text:span text:style-name="T8">victory</text:span>. It was the greatest celebration that Texarkana ever had. The people went wild with joy. His dear old mother was the happiest woman in the world. She greeted him affectionately; told him that all her <text:span text:style-name="T8">dreams</text:span> about him had come true.</text:p>
          </table:table-cell>
          <table:table-cell office:value-type="string">
            <text:p>RG's 7 days. <text:s/>Reference to just “Marie” is mentioned on page 400.</text:p>
          </table:table-cell>
          <table:table-cell table:number-columns-repeated="1018"/>
        </table:table-row>
        <table:table-row table:style-name="ro20">
          <table:table-cell office:value-type="string">
            <text:p>39</text:p>
          </table:table-cell>
          <table:table-cell office:value-type="string">
            <text:p>401</text:p>
          </table:table-cell>
          <table:table-cell office:value-type="string">
            <text:p>Early on the morning of the 7<text:span text:style-name="T49">th</text:span> day [of RG's 7 days]. <text:s/>Just before noon on the 7<text:span text:style-name="T49">th</text:span> day [of RG's 7 days].</text:p>
          </table:table-cell>
          <table:table-cell/>
          <table:table-cell office:value-type="string">
            <text:p>He could only make a short visit as he had to hurry on to New York. He notified Montreal, Canada, that he would arrive there <text:span text:style-name="T8">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8">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6">
          <table:table-cell office:value-type="string">
            <text:p>39</text:p>
          </table:table-cell>
          <table:table-cell office:value-type="string">
            <text:p>401</text:p>
          </table:table-cell>
          <table:table-cell table:number-columns-repeated="2"/>
          <table:table-cell table:style-name="ce102" office:value-type="string">
            <text:p><text:span text:style-name="T8">Marie the Angel of Mercy</text:span> <text:span text:style-name="T8">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8">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31">
          <table:table-cell office:value-type="string">
            <text:p>35</text:p>
          </table:table-cell>
          <table:table-cell office:value-type="string">
            <text:p>402</text:p>
          </table:table-cell>
          <table:table-cell table:number-columns-repeated="2"/>
          <table:table-cell table:style-name="ce102" office:value-type="string">
            <text:p>The Allied Enemy generals and officers knowing what could happen after the losses at New York and Washington obeyed the instructions of Supreme Commander Gordon and moved to a place of safety. <text:s/>After waiting <text:span text:style-name="T8">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8">Marie the Angel of Mercy </text:span>had visited.</text:p>
          </table:table-cell>
          <table:table-cell table:number-columns-repeated="1019"/>
        </table:table-row>
        <table:table-row table:style-name="ro16">
          <table:table-cell/>
          <table:table-cell office:value-type="string">
            <text:p>402</text:p>
          </table:table-cell>
          <table:table-cell office:value-type="string">
            <text:p>“Late on the 7<text:span text:style-name="T49">th</text:span> day”</text:p>
          </table:table-cell>
          <table:table-cell/>
          <table:table-cell table:style-name="ce102" office:value-type="string">
            <text:p><text:span text:style-name="T8">Late on the 7th day</text:span> the Allied Armies of the enemy began to awake. <text:span text:style-name="T8">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8">Marie the Angel of Mercy</text:span> and what had happened all over the world.</text:p>
          </table:table-cell>
          <table:table-cell table:number-columns-repeated="1019"/>
        </table:table-row>
        <table:table-row table:style-name="ro24">
          <table:table-cell/>
          <table:table-cell office:value-type="string">
            <text:p>402-403</text:p>
          </table:table-cell>
          <table:table-cell office:value-type="string">
            <text:p>“the second day after SCG's arrival”</text:p>
          </table:table-cell>
          <table:table-cell/>
          <table:table-cell table:style-name="ce102" office:value-type="string">
            <text:p>On the <text:span text:style-name="T8">second day</text:span> after Supreme Commander Gordon's arrival, the War Council of the United States and the President came to New York City to confer with the Supreme Commander. Reports had come from all parts of the world about his mission of <text:span text:style-name="T8">mercy</text:span>. Not one life had been reported lost. To say that he returned in triumph and great <text:span text:style-name="T8">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8">messages</text:span> poured in to Supreme Commander Gordon. The world was at the Supreme Commander's <text:span text:style-name="T8">feet</text:span>. He was hailed as the greatest man since <text:span text:style-name="T8">Jesus Christ.</text:span></text:p>
          </table:table-cell>
          <table:table-cell table:number-columns-repeated="1019"/>
        </table:table-row>
        <table:table-row table:style-name="ro29">
          <table:table-cell/>
          <table:table-cell office:value-type="string">
            <text:p>403</text:p>
          </table:table-cell>
          <table:table-cell office:value-type="string">
            <text:p>August 4, 1932</text:p>
          </table:table-cell>
          <table:table-cell/>
          <table:table-cell table:style-name="ce102" office:value-type="string">
            <text:p>On August 4th, 1932, all of the cities in the world where Supreme Commander Gordon had destroyed buildings, were heard from. Reports showed that everything was normal and that no lives were lost. <text:span text:style-name="T8">Messages</text:span> were pouring in from every part of the world to the Allied Enemy Commanders to make peace with the United States on any terms and never permit the return of <text:span text:style-name="T8">Marie the Angel of Mercy</text:span>. The Commanders of the Allied Enemy armies dispatched <text:span text:style-name="T8">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8">country</text:span>, our <text:span text:style-name="T8">name</text:span>, our <text:span text:style-name="T8">honor</text:span>, -- at that time we placed our fate in the <text:span text:style-name="T8">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73">
          <table:table-cell/>
          <table:table-cell office:value-type="string">
            <text:p>404</text:p>
          </table:table-cell>
          <table:table-cell table:number-columns-repeated="2"/>
          <table:table-cell table:style-name="ce102"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8">mercy</text:span> and <text:span text:style-name="T8">justice</text:span> has been demonstrated. <text:span text:style-name="T8">Our country</text:span> and<text:span text:style-name="T8"> the</text:span> <text:span text:style-name="T8">world</text:span> and its destiny are safe in the <text:span text:style-name="T8">hands</text:span> of a man like you. You have been guided by Almighty God and I make a motion that we say nothing, offer no advice, but leave everything in your <text:span text:style-name="T8">hands</text:span>. Whatever terms of peace you make, we will gladly abide by them."</text:p>
          </table:table-cell>
          <table:table-cell table:number-columns-repeated="1019"/>
        </table:table-row>
        <table:table-row table:style-name="ro73">
          <table:table-cell/>
          <table:table-cell table:style-name="Default" office:value-type="string">
            <text:p>404-405</text:p>
          </table:table-cell>
          <table:table-cell table:number-columns-repeated="2"/>
          <table:table-cell table:style-name="ce102" office:value-type="string">
            <text:p>When he had finished talking, Colonel Manson arose and said: "I second that motion. Let us make the vote unanimous by all rising." Every man rose immediately. <text:s/>The President grasped Supreme Commander Gordon's <text:span text:style-name="T8">hand</text:span> and thanked him for his great service to the United States and the <text:span text:style-name="T8">world</text:span>. Each Cabinet officer and army officer followed, and shook the Supreme Commander's <text:span text:style-name="T8">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41">
          <table:table-cell/>
          <table:table-cell office:value-type="string">
            <text:p>405</text:p>
          </table:table-cell>
          <table:table-cell table:number-columns-repeated="2"/>
          <table:table-cell table:style-name="ce102"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8">message</text:span> for them and wanted them to<text:span text:style-name="T8">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8">hands</text:span>. All over the country <text:span text:style-name="T8">Old Glory</text:span> was waving from every building. Flags were printed with the picture of Supreme Commander Gordon on them and the picture of <text:span text:style-name="T8">"Marie the Angel of Mercy."</text:span> The flags bore the inscription <text:span text:style-name="T8">"Tunnel thru the Air," "The Lone Aviator," "America's Savior."</text:span></text:p>
          </table:table-cell>
          <table:table-cell table:number-columns-repeated="1019"/>
        </table:table-row>
        <table:table-row table:style-name="ro24">
          <table:table-cell/>
          <table:table-cell office:value-type="string">
            <text:p>405-406</text:p>
          </table:table-cell>
          <table:table-cell table:number-columns-repeated="2"/>
          <table:table-cell table:style-name="ce102" office:value-type="string">
            <text:p>Each day airplanes from all parts of the world began to bring the officials who were to be at the conference of all nations. <text:span text:style-name="T8">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22">
          <table:table-cell/>
          <table:table-cell office:value-type="string">
            <text:p>410</text:p>
          </table:table-cell>
          <table:table-cell table:number-columns-repeated="2"/>
          <table:table-cell table:style-name="ce102"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 text:style-name="T8">Marie the Angel of Mercy</text:span>, and <text:span text:style-name="T8">mercy</text:span> shown. You must respect this divine law and divine power. Remember that this victory is according to God's plan and God's will. I take no credit to myself and for myself and my country ask nothing, except that you live with us in brotherly love."</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73">
          <table:table-cell/>
          <table:table-cell office:value-type="string">
            <text:p>412-413 (“mercy” mentioned on pg. 413)</text:p>
          </table:table-cell>
          <table:table-cell table:number-columns-repeated="2"/>
          <table:table-cell table:style-name="ce102"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8">faith</text:span> never faltered, and when she disappeared, I <text:span text:style-name="T8">hoped</text:span> and <text:span text:style-name="T8">prayed</text:span> that she would live and still <text:span text:style-name="T8">hope</text:span> she is alive. I knew she had <text:span text:style-name="T8">faith</text:span> in me, <text:span text:style-name="T8">love</text:span> for me and the power of that <text:span text:style-name="T8">love</text:span> has given me the power to <text:span text:style-name="T8">destroy the world</text:span>, but her love has left <text:span text:style-name="T8">charity</text:span> in my <text:span text:style-name="T8">heart</text:span> and for that <text:span text:style-name="T8">love</text:span> I have dealt with the enemy with<text:span text:style-name="T8"> love</text:span> and <text:span text:style-name="T8">mercy</text:span>. All the <text:span text:style-name="T8">money</text:span>, <text:span text:style-name="T8">power</text:span> and <text:span text:style-name="T8">glory</text:span> that you can give me are empty and cannot supply the aching void in my heart for her. <text:s/>The greatest gift that could be bestowed would be to return her to me with all the <text:span text:style-name="T8">love</text:span> and <text:span text:style-name="T8">confidence</text:span> that she had in me on<text:span text:style-name="T8"> June 5th, 1927.</text:span></text:p>
          </table:table-cell>
          <table:table-cell table:number-columns-repeated="1019"/>
        </table:table-row>
        <table:table-row table:style-name="ro22">
          <table:table-cell/>
          <table:table-cell office:value-type="string">
            <text:p>415-416 (“mercy” mentioned on pg. 415)</text:p>
          </table:table-cell>
          <table:table-cell table:number-columns-repeated="2"/>
          <table:table-cell table:style-name="ce102" office:value-type="string">
            <text:p>Turning to the Supreme Commander he said: "I will no longer address you as the Supreme Commander Robert Gordon, but as my friend and comrade. This is the happiest moment of my life and I now realize that <text:span text:style-name="T8">justice</text:span>, <text:span text:style-name="T8">mercy</text:span> and <text:span text:style-name="T8">truth</text:span> always will be rewarded. You have been <text:span text:style-name="T8">unselfish</text:span> and since the day that you wrote <text:span text:style-name="T8">the famous letter</text:span> that won Marie and <text:span text:style-name="T8">the Garden of Love</text:span>, you have kept your promise and been <text:span text:style-name="T8">unselfish</text:span>. <text:s/>Your first thought has been of your country in time of need. You have been <text:span text:style-name="T8">loyal to your mother, true and faithful to Marie</text:span> and now I want to <text:span text:style-name="T8">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73">
          <table:table-cell/>
          <table:table-cell office:value-type="string">
            <text:p>417-418 (“mercy” mentioned on pg. 417 and pg. 418)</text:p>
          </table:table-cell>
          <table:table-cell table:number-columns-repeated="2"/>
          <table:table-cell table:style-name="ce102"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8">You have honored and respected the land that gave you birth.</text:span> Your <text:span text:style-name="T8">love</text:span> and <text:span text:style-name="T8">faithfulness</text:span> to Marie Stanton has guided you to <text:span text:style-name="T8">success</text:span> and <text:span text:style-name="T8">victory</text:span>, because it was an <text:span text:style-name="T8">unselfish love</text:span>. The great God who gave His only begotten son to save the world that He <text:span text:style-name="T8">loved</text:span> has not been unmindful of you and your devotion to His <text:span text:style-name="T8">wisdom</text:span>. You have followed His example of<text:span text:style-name="T8"> love and mercy</text:span>. You have kept the <text:span text:style-name="T8">faith</text:span>. <text:s/>You have preserved the life of your nation and the all wise God in His <text:span text:style-name="T8">wisdom and mercy</text:span>, has preserved for you the life of Marie Stanton. Robert Gordon, my friend and comrade, I now take pleasure in presenting to you Marie Stanton."</text:p>
          </table:table-cell>
          <table:table-cell table:number-columns-repeated="1019"/>
        </table:table-row>
        <table:table-row table:style-name="ro13" table:number-rows-repeated="35">
          <table:table-cell table:number-columns-repeated="4"/>
          <table:table-cell table:style-name="ce102"/>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102" table:default-cell-style-name="ce112"/>
        <table:table-column table:style-name="co103" table:default-cell-style-name="ce112"/>
        <table:table-column table:style-name="co104" table:default-cell-style-name="ce112"/>
        <table:table-column table:style-name="co4" table:default-cell-style-name="ce112"/>
        <table:table-column table:style-name="co25" table:default-cell-style-name="ce112"/>
        <table:table-column table:style-name="co42" table:default-cell-style-name="ce112"/>
        <table:table-column table:style-name="co4" table:number-columns-repeated="1018" table:default-cell-style-name="ce112"/>
        <table:table-row table:style-name="ro1">
          <table:table-cell table:style-name="Default" office:value-type="string">
            <text:p>rluu: I've searched for the relevant pages for this invention by searching for the word “pocket.” <text:s/>I still need to do a search with the word “radio” and find the relevant excerpts.</text:p>
          </table:table-cell>
          <table:table-cell table:style-name="Default" table:number-columns-repeated="5"/>
          <table:table-cell table:number-columns-repeated="1018"/>
        </table:table-row>
        <table:table-row table:style-name="ro14">
          <table:table-cell table:style-name="ce109" office:value-type="string">
            <text:p>Chapter</text:p>
          </table:table-cell>
          <table:table-cell table:style-name="ce109" office:value-type="string">
            <text:p>Page</text:p>
          </table:table-cell>
          <table:table-cell table:style-name="ce109" office:value-type="string">
            <text:p>Timestamp given</text:p>
          </table:table-cell>
          <table:table-cell table:style-name="ce109" office:value-type="string">
            <text:p>Actual timestamp</text:p>
          </table:table-cell>
          <table:table-cell table:style-name="ce109" office:value-type="string">
            <text:p>Event</text:p>
          </table:table-cell>
          <table:table-cell table:style-name="ce109" office:value-type="string">
            <text:p>Notes/Comments</text:p>
          </table:table-cell>
          <table:table-cell table:number-columns-repeated="1018"/>
        </table:table-row>
        <table:table-row table:style-name="ro78">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113" office:value-type="string">
            <text:p><text:span text:style-name="T10"><text:s/></text:span><text:span text:style-name="T10">With the great progress in radio messages thru the air, and radiograms, Robert knew that in time of war, </text:span><text:span text:style-name="T50"><text:s/>secret communications would be necessary. Spies could </text:span><text:span text:style-name="T10">steal codes, and messages sent over the radio could be interpreted;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text:span><text:span text:style-name="T50"><text:s/>secret and have it ready to aid the United States at a </text:span><text:span text:style-name="T10">time when they would need it most.</text:span></text:p>
          </table:table-cell>
          <table:table-cell table:number-columns-repeated="1019"/>
        </table:table-row>
        <table:table-row table:style-name="ro16">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8">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50">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radioed the news with his <text:span text:style-name="T8">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26">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8">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8">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50">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8">Feeling in his pocket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6">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8">first time </text:span>he thought of his <text:span text:style-name="T8">Pocket-Radio</text:span>. Before he could get it out of his pocket, he received the S.O.S. signal from Walter and answered, telling him what had happened and where he was.</text:p>
          </table:table-cell>
          <table:table-cell table:style-name="ce114" office:value-type="string">
            <text:p><text:span text:style-name="T51">Attack on San Francisco. <text:s/>Why is “Pocket-Radio” hypenated?</text:span></text:p>
          </table:table-cell>
          <table:table-cell table:number-columns-repeated="1018"/>
        </table:table-row>
        <table:table-row table:style-name="ro78">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8">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8">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114" office:value-type="string">
            <text:p>Capture of Captain Robert Gordon by the Japanese at the attack on San Francisco.</text:p>
          </table:table-cell>
          <table:table-cell table:number-columns-repeated="1018"/>
        </table:table-row>
        <table:table-row table:style-name="ro79">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8">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8"> secret radio</text:span> and that with this it would make the <text:span text:style-name="T8">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32">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8">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26">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8">moving heaven and earth </text:span>to prevent the advance of the enemy toward the East. Many people on the coast had become frightened and moved to Denver for protection. Robert brought the new invention which he called the<text:span text:style-name="T8"> "Radio Annulifier."</text:span> <text:s/>The Spaniards and Japanese were making use of Robert's<text:span text:style-name="T8">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8">Pocket-Radio</text:span> with which they were able to transmit orders without sound or fear of detection. They had to resort to the old method of using <text:span text:style-name="T8">radios</text:span> and <text:span text:style-name="T8">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50">
          <table:table-cell/>
          <table:table-cell office:value-type="string">
            <text:p>339-340 (“Pocket-Radio” mentioned on pg. 339 and pg. 340).</text:p>
          </table:table-cell>
          <table:table-cell table:number-columns-repeated="2"/>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8">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8">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77">
          <table:table-cell/>
          <table:table-cell office:value-type="string">
            <text:p>344-345 (“Pocket-Radio” mentioned on pg. 345).</text:p>
          </table:table-cell>
          <table:table-cell table:number-columns-repeated="2"/>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8">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table table:name="Sleeping Gas" table:style-name="ta1" table:print="false">
        <table:table-column table:style-name="co33" table:default-cell-style-name="ce7"/>
        <table:table-column table:style-name="co43" table:default-cell-style-name="ce7"/>
        <table:table-column table:style-name="co44" table:default-cell-style-name="ce7"/>
        <table:table-column table:style-name="co45" table:default-cell-style-name="ce7"/>
        <table:table-column table:style-name="co46" table:default-cell-style-name="ce7"/>
        <table:table-column table:style-name="co42" table:default-cell-style-name="ce7"/>
        <table:table-column table:style-name="co4" table:number-columns-repeated="1018" table:default-cell-style-name="ce7"/>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text:s/></text:span><text:span text:style-name="T22">Walter and Edna </text:span><text:span text:style-name="T11">had been </text:span><text:span text:style-name="T11">working day and night for </text:span><text:span text:style-name="T11">months</text:span><text:span text:style-name="T22"> on a great chemical </text:span><text:span text:style-name="T22">discovery</text:span><text:span text:style-name="T10"> and had now </text:span><text:span text:style-name="T10">succeeded in completing it. </text:span><text:span text:style-name="T10">This discovery was a perfectly </text:span><text:span text:style-name="T10">harmless gas to be used in war </text:span><text:span text:style-name="T10">or for medical purposes. </text:span><text:span text:style-name="T11">It </text:span><text:span text:style-name="T11">would put people to sleep </text:span><text:span text:style-name="T11">and they would remain </text:span><text:span text:style-name="T11">asleep for 7 days</text:span><text:span text:style-name="T10">, with no ill </text:span><text:span text:style-name="T10">effects. It had always been </text:span><text:span text:style-name="T10">Robert's desire to have </text:span><text:span text:style-name="T10">something to use in war which </text:span><text:span text:style-name="T10">would not destroy human lives </text:span><text:span text:style-name="T10">and he was very much elated </text:span><text:span text:style-name="T10">over Walter's discovery. Walter </text:span><text:span text:style-name="T10">told him that he had already </text:span><text:span text:style-name="T10">tested it and that Edna had </text:span><text:span text:style-name="T10">such confidence in him,</text:span><text:span text:style-name="T11"> [Edna] </text:span><text:span text:style-name="T11">had taken the gas, remained </text:span><text:span text:style-name="T11">asleep for 7 days, and felt no </text:span><text:span text:style-name="T11">ill effects</text:span><text:span text:style-name="T10">. </text:span><text:span text:style-name="T11">Walter knew just </text:span><text:span text:style-name="T11">exactly why it worked, </text:span><text:span text:style-name="T11">because he was a great </text:span><text:span text:style-name="T11">chemist and knew the natural </text:span><text:span text:style-name="T11">law </text:span><text:span text:style-name="T22">behind the discovery</text:span><text:span text:style-name="T10">. He </text:span><text:span text:style-name="T10">told Robert that this must be </text:span><text:span text:style-name="T10">kept a secret until time of war </text:span><text:span text:style-name="T10">when with the new ship "Marie </text:span><text:span text:style-name="T10">the Angel of Mercy," traveling </text:span><text:span text:style-name="T10">1000 miles an hour, they could </text:span><text:span text:style-name="T10">go from one city to another or </text:span><text:span text:style-name="T10">from one battlefield to another, </text:span><text:span text:style-name="T10">release the gas and put </text:span><text:span text:style-name="T10">everyone to sleep for 7 days. In </text:span><text:span text:style-name="T10">the meantime, with "The </text:span><text:span text:style-name="T10">Demon of Death" -- they could </text:span><text:span text:style-name="T10">destroy the enemy's bases and </text:span><text:span text:style-name="T10">fortifications; would be able to </text:span><text:span text:style-name="T10">make their own peace terms </text:span><text:span text:style-name="T10">with the enemy and at the </text:span><text:span text:style-name="T10">same time obey the divine </text:span><text:span text:style-name="T10">command of God "Thou shalt </text:span><text:span text:style-name="T10">not kill.”</text:span></text:p>
          </table:table-cell>
          <table:table-cell office:value-type="string">
            <text:p>MAM can utilize sleeping gas.</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Communicator" table:style-name="ta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3">
          <table:table-cell table:number-columns-repeated="6"/>
        </table:table-row>
        <table:table-row table:style-name="ro1">
          <table:table-cell table:number-columns-repeated="6"/>
        </table:table-row>
      </table:table>
      <table:table table:name="Recorder" table:style-name="ta1">
        <table:table-column table:style-name="co53" table:default-cell-style-name="ce1"/>
        <table:table-column table:style-name="co54" table:default-cell-style-name="ce1"/>
        <table:table-column table:style-name="co55" table:default-cell-style-name="ce1"/>
        <table:table-column table:style-name="co4" table:default-cell-style-name="ce1"/>
        <table:table-column table:style-name="co56" table:default-cell-style-name="ce1"/>
        <table:table-column table:style-name="co57"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TTTA" table:style-name="ta1">
        <table:table-column table:style-name="co48" table:default-cell-style-name="ce1"/>
        <table:table-column table:style-name="co4" table:default-cell-style-name="ce1"/>
        <table:table-column table:style-name="co58" table:default-cell-style-name="ce1"/>
        <table:table-column table:style-name="co4" table:default-cell-style-name="ce1"/>
        <table:table-column table:style-name="co59" table:default-cell-style-name="ce1"/>
        <table:table-column table:style-name="co60"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1" table:default-cell-style-name="ce1"/>
        <table:table-column table:style-name="co4" table:default-cell-style-name="ce1"/>
        <table:table-column table:style-name="co58" table:default-cell-style-name="ce1"/>
        <table:table-column table:style-name="co4" table:default-cell-style-name="ce1"/>
        <table:table-column table:style-name="co62" table:default-cell-style-name="ce1"/>
        <table:table-column table:style-name="co6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64" table:default-cell-style-name="ce1"/>
        <table:table-column table:style-name="co4" table:default-cell-style-name="ce1"/>
        <table:table-column table:style-name="co65"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9">11/09/2012</text:date>, <text:time>15:01: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2-11-09T15:01:52</dc:date>
    <meta:editing-duration>P8DT15H55M27S</meta:editing-duration>
    <meta:editing-cycles>135</meta:editing-cycles>
    <meta:generator>LibreOffice/3.4$Unix LibreOffice_project/340m1$Build-1505</meta:generator>
    <dc:creator>Ryan </dc:creator>
    <meta:document-statistic meta:table-count="15" meta:cell-count="749" meta:object-count="0"/>
  </office:meta>
</office:document-meta>
</file>